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png" manifest:full-path="Pictures/10000000000000BD000000C0D71BD74F.png"/>
  <manifest:file-entry manifest:media-type="" manifest:full-path="Pictures/TablePreview2.svm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" manifest:full-path="Pictures/TablePreview1.svm"/>
  <manifest:file-entry manifest:media-type="image/png" manifest:full-path="Pictures/10000000000000200000002000309F1C.png"/>
  <manifest:file-entry manifest:media-type="image/gif" manifest:full-path="Pictures/100002000000000A0000000AD0B8BA8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0cm" fo:padding-top="0.3cm" fo:padding-bottom="0.3cm" fo:padding-left="0.3cm" fo:padding-right="0.3cm" draw:shadow="visible" draw:shadow-offset-x="0.2cm" draw:shadow-offset-y="0.2cm" draw:shadow-opacity="10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6" style:family="graphic" style:parent-style-name="standard">
      <style:graphic-properties draw:marker-start="Dimension_20_Lines" draw:marker-end="Dimension_20_Lines" draw:stroke-linejoin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5cm" fo:min-width="0cm"/>
    </style:style>
    <style:style style:name="gr8" style:family="graphic" style:parent-style-name="standard">
      <style:graphic-properties draw:stroke="none" draw:fill="solid" draw:fill-color="#ffffff" draw:opacity="100%" fo:min-height="10.622cm" draw:shadow="visible" draw:shadow-opacity="100%"/>
    </style:style>
    <style:style style:name="gr9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7.396cm" fo:min-width="0cm" draw:shadow="visible" draw:shadow-opacity="100%"/>
    </style:style>
    <style:style style:name="gr10" style:family="graphic" style:parent-style-name="standard">
      <style:graphic-properties draw:stroke="none" draw:fill="solid" draw:fill-color="#ffffff" draw:opacity="100%" fo:min-height="15.151cm" draw:shadow="visible" draw:shadow-opacity="100%"/>
    </style:style>
    <style:style style:name="gr11" style:family="graphic" style:parent-style-name="standard">
      <style:graphic-properties draw:stroke="none" draw:fill="solid" draw:fill-color="#ffffff" draw:opacity="100%" fo:min-height="13.862cm" draw:shadow="visible" draw:shadow-opacity="100%"/>
    </style:style>
    <style:style style:name="gr12" style:family="graphic" style:parent-style-name="standard">
      <style:graphic-properties draw:stroke="none" draw:fill="solid" draw:fill-color="#ffffff" draw:opacity="100%" fo:min-height="14.434cm" draw:shadow="visible" draw:shadow-opacity="100%"/>
    </style:style>
    <style:style style:name="gr13" style:family="graphic" style:parent-style-name="standard">
      <style:graphic-properties draw:stroke="none" draw:fill="solid" draw:fill-color="#ffffff" draw:opacity="100%" fo:min-height="11.283cm" draw:shadow="visible" draw:shadow-opacity="100%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2.275cm"/>
    </style:style>
    <style:style style:name="gr18" style:family="graphic" style:parent-style-name="standard">
      <style:graphic-properties draw:stroke="none" draw:fill="solid" draw:fill-color="#ffffff" draw:opacity="100%" fo:min-height="8.842cm" draw:shadow="visible" draw:shadow-opacity="100%"/>
    </style:style>
    <style:style style:name="pr1" style:family="presentation" style:parent-style-name="klee-1-title">
      <style:graphic-properties fo:min-height="2.261cm"/>
    </style:style>
    <style:style style:name="pr2" style:family="presentation" style:parent-style-name="klee-1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fo:min-height="11.41cm"/>
    </style:style>
    <style:style style:name="pr6" style:family="presentation" style:parent-style-name="標準1-title">
      <style:graphic-properties fo:min-height="1.501cm"/>
    </style:style>
    <style:style style:name="pr7" style:family="presentation" style:parent-style-name="標準1-outline1">
      <style:graphic-properties fo:min-height="16.001cm"/>
    </style:style>
    <style:style style:name="pr8" style:family="presentation" style:parent-style-name="標準1-outline1">
      <style:graphic-properties fo:min-height="3.5cm"/>
    </style:style>
    <style:style style:name="pr9" style:family="presentation" style:parent-style-name="標準1-outline1">
      <style:graphic-properties fo:min-height="7.048cm"/>
    </style:style>
    <style:style style:name="pr10" style:family="presentation" style:parent-style-name="標準1-outline1">
      <style:graphic-properties fo:min-height="5cm"/>
    </style:style>
    <style:style style:name="pr11" style:family="presentation" style:parent-style-name="標準1-outline1">
      <style:graphic-properties fo:min-height="1.5cm"/>
    </style:style>
    <style:style style:name="pr12" style:family="presentation" style:parent-style-name="標準1-outline1">
      <style:graphic-properties fo:min-height="1.564cm"/>
    </style:style>
    <style:style style:name="pr13" style:family="presentation" style:parent-style-name="標準1-outline1">
      <style:graphic-properties fo:min-height="1.37cm"/>
    </style:style>
    <style:style style:name="pr14" style:family="presentation" style:parent-style-name="標準1-outline1">
      <style:graphic-properties fo:min-height="5.767cm"/>
    </style:style>
    <style:style style:name="pr15" style:family="presentation" style:parent-style-name="標準1-outline1">
      <style:graphic-properties fo:min-height="4.405cm"/>
    </style:style>
    <style:style style:name="pr16" style:family="presentation" style:parent-style-name="標準1-outline1">
      <style:graphic-properties fo:min-height="5.572cm"/>
    </style:style>
    <style:style style:name="pr17" style:family="presentation" style:parent-style-name="標準1-outline1">
      <style:graphic-properties fo:min-height="1.448cm"/>
    </style:style>
    <style:style style:name="pr18" style:family="presentation" style:parent-style-name="標準1-outline1">
      <style:graphic-properties fo:min-height="1.876cm"/>
    </style:style>
    <style:style style:name="pr19" style:family="presentation" style:parent-style-name="標準1-outline1">
      <style:graphic-properties fo:min-height="1.292cm"/>
    </style:style>
    <style:style style:name="pr20" style:family="presentation" style:parent-style-name="標準1-outline1">
      <style:graphic-properties fo:min-height="2.981cm"/>
    </style:style>
    <style:style style:name="pr21" style:family="presentation" style:parent-style-name="標準1-outline1">
      <style:graphic-properties fo:min-height="2.264cm"/>
    </style:style>
    <style:style style:name="pr22" style:family="presentation" style:parent-style-name="標準1-outline1">
      <style:graphic-properties fo:min-height="2.537cm"/>
    </style:style>
    <style:style style:name="pr23" style:family="presentation" style:parent-style-name="標準1-outline1">
      <style:graphic-properties fo:min-height="3.549cm"/>
    </style:style>
    <style:style style:name="pr24" style:family="presentation" style:parent-style-name="標準1-outline1">
      <style:graphic-properties fo:min-height="4.794cm"/>
    </style:style>
    <style:style style:name="pr25" style:family="presentation" style:parent-style-name="標準1-outline1">
      <style:graphic-properties fo:min-height="5.805cm"/>
    </style:style>
    <style:style style:name="pr26" style:family="presentation" style:parent-style-name="標準1-outline1">
      <style:graphic-properties fo:min-height="15.455cm"/>
    </style:style>
    <style:style style:name="co1" style:family="table-column">
      <style:table-column-properties style:column-width="6.331cm" style:use-optimal-column-width="false"/>
    </style:style>
    <style:style style:name="co2" style:family="table-column">
      <style:table-column-properties style:column-width="6.338cm" style:use-optimal-column-width="false"/>
    </style:style>
    <style:style style:name="co3" style:family="table-column">
      <style:table-column-properties style:column-width="2.715cm" style:use-optimal-column-width="false"/>
    </style:style>
    <style:style style:name="co4" style:family="table-column">
      <style:table-column-properties style:column-width="3.514cm" style:use-optimal-column-width="false"/>
    </style:style>
    <style:style style:name="co5" style:family="table-column">
      <style:table-column-properties style:column-width="9.22cm" style:use-optimal-column-width="false"/>
    </style:style>
    <style:style style:name="co6" style:family="table-column">
      <style:table-column-properties style:column-width="8.64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964cm"/>
    </style:style>
    <style:style style:name="ro3" style:family="table-row">
      <style:table-row-properties style:row-height="1.882cm"/>
    </style:style>
    <style:style style:name="ro4" style:family="table-row">
      <style:table-row-properties style:row-height="1.877cm"/>
    </style:style>
    <style:style style:name="ce1" style:family="table-cell">
      <style:graphic-properties draw:fill="none" style:repeat="repeat"/>
      <style:paragraph-properties fo:border="0.001cm solid #000000"/>
    </style:style>
    <style:style style:name="ce2" style:family="table-cell">
      <style:graphic-properties draw:fill="none" style:repeat="repeat"/>
      <style:paragraph-properties fo:text-align="center" fo:border="0.001cm solid #000000"/>
      <style:text-properties fo:color="#280099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draw:fill="none" style:repeat="repeat"/>
      <style:paragraph-properties fo:border="0.001cm solid #000000"/>
      <style:text-properties fo:font-size="22pt" style:font-size-asian="22pt" style:font-size-complex="22pt"/>
    </style:style>
    <style:style style:name="ce4" style:family="table-cell">
      <style:graphic-properties draw:fill="none" style:repeat="repeat"/>
      <style:paragraph-properties fo:text-align="center" fo:border="0.001cm solid #000000"/>
      <style:text-properties fo:font-size="22pt" style:font-size-asian="22pt" style:font-size-complex="22pt"/>
    </style:style>
    <style:style style:name="ce5" style:family="table-cell">
      <style:graphic-properties draw:fill="none" style:repeat="repeat"/>
      <style:paragraph-properties fo:border-left="0.001cm solid #000000" fo:border-right="0.001cm solid #000000" fo:border-top="0.001cm solid #000000" fo:border-bottom="none"/>
      <style:text-properties fo:font-size="20pt" fo:font-weight="bold" style:font-size-asian="20pt" style:font-weight-asian="bold" style:font-size-complex="20pt" style:font-weight-complex="bold"/>
    </style:style>
    <style:style style:name="ce6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font-size="18pt" style:font-size-asian="18pt" style:font-size-complex="18pt"/>
    </style:style>
    <style:style style:name="ce7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color="#b84747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d8e8ff" fo:font-family="Arial" style:font-family-generic="swiss" style:font-pitch="variable" fo:font-size="26pt" style:font-size-asian="26pt" style:font-size-complex="26pt"/>
    </style:style>
    <style:style style:name="P4" style:family="paragraph">
      <style:paragraph-properties fo:line-height="200%"/>
    </style:style>
    <style:style style:name="P5" style:family="paragraph">
      <style:paragraph-properties fo:margin-left="0cm" fo:margin-right="0cm" fo:line-height="200%" fo:text-indent="0cm"/>
    </style:style>
    <style:style style:name="P6" style:family="paragraph">
      <style:text-properties fo:color="#d8e8ff"/>
    </style:style>
    <style:style style:name="P7" style:family="paragraph">
      <style:text-properties fo:font-family="Arial" style:font-family-generic="swiss" style:font-pitch="variable" fo:font-size="24pt" style:font-size-asian="24pt" style:font-size-complex="24pt"/>
    </style:style>
    <style:style style:name="P8" style:family="paragraph">
      <style:paragraph-properties style:text-autospace="none"/>
    </style:style>
    <style:style style:name="P9" style:family="paragraph">
      <style:text-properties fo:font-family="'Courier New'" style:font-family-generic="modern" style:font-pitch="fixed"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style:paragraph-properties style:text-autospace="none"/>
      <style:text-properties fo:font-family="'Courier New'" style:font-family-generic="modern" style:font-pitch="fixed" fo:font-size="18pt" style:font-size-asian="18pt" style:font-size-complex="18pt"/>
    </style:style>
    <style:style style:name="P16" style:family="paragraph">
      <style:paragraph-properties style:text-autospace="none"/>
      <style:text-properties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P17" style:family="paragraph">
      <style:paragraph-properties style:text-autospace="none"/>
      <style:text-properties fo:font-family="'Courier New'" style:font-family-generic="modern" style:font-pitch="fixed" fo:font-size="16pt" style:font-size-asian="16pt" style:font-size-complex="16pt"/>
    </style:style>
    <style:style style:name="P18" style:family="paragraph">
      <style:paragraph-properties style:text-autospace="none"/>
      <style:text-properties fo:font-family="'Courier New'" style:font-family-generic="modern" style:font-pitch="fixed" fo:font-size="15pt" style:font-size-asian="15pt" style:font-size-complex="15pt"/>
    </style:style>
    <style:style style:name="P19" style:family="paragraph">
      <style:paragraph-properties fo:text-align="center"/>
      <style:text-properties fo:font-family="Arial" style:font-family-generic="swiss" style:font-pitch="variable"/>
    </style:style>
    <style:style style:name="P20" style:family="paragraph">
      <style:text-properties fo:font-family="'Courier New'" style:font-family-generic="modern" style:font-pitch="fixed" fo:font-size="26pt" style:font-size-asian="26pt" style:font-size-complex="26pt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paragraph-properties style:text-autospace="none"/>
      <style:text-properties fo:color="#000000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T1" style:family="text">
      <style:text-properties fo:color="#d8e8ff" fo:font-family="Arial" style:font-family-generic="swiss" style:font-pitch="variable" fo:font-size="26pt" style:font-size-asian="26pt" style:font-size-complex="26pt"/>
    </style:style>
    <style:style style:name="T2" style:family="text">
      <style:text-properties fo:color="#d8e8f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Arial" style:font-family-generic="swiss" style:font-pitch="variable" fo:font-size="24pt" style:font-size-asian="24pt" style:font-size-complex="24pt"/>
    </style:style>
    <style:style style:name="T5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Arial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7" style:family="text">
      <style:text-properties fo:color="#b84747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color="#000000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b84747"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11" style:family="text">
      <style:text-properties fo:font-family="'Courier New'" style:font-family-generic="modern" style:font-pitch="fixed" fo:font-size="20pt" fo:language="zxx" fo:country="none" style:font-size-asian="20pt" style:font-size-complex="20pt"/>
    </style:style>
    <style:style style:name="T12" style:family="text">
      <style:text-properties fo:color="#0000ff" fo:font-family="'Courier New'" style:font-family-generic="modern" style:font-pitch="fixed" fo:font-size="20pt" fo:language="zxx" fo:country="none" style:font-size-asian="20pt" style:font-size-complex="20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color="#c5000b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family="'Courier New'" style:font-family-generic="modern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family="Arial" style:font-family-generic="swiss" style:font-pitch="variabl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family="Arial" style:font-family-generic="swiss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font-family="Arial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color="#c5000b"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color="#280099" fo:font-family="'Courier New'" style:font-family-generic="modern" style:font-pitch="fixed" fo:font-weight="bold" style:font-weight-asian="bold" style:font-weight-complex="bold"/>
    </style:style>
    <style:style style:name="T24" style:family="text">
      <style:text-properties fo:font-family="'Courier New'" style:font-family-generic="modern" style:font-pitch="fixed"/>
    </style:style>
    <style:style style:name="T25" style:family="text">
      <style:text-properties fo:color="#280099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9" style:family="text">
      <style:text-properties style:text-position="0% 100%" fo:font-family="SimSun" style:font-style-name="Regular" style:font-pitch="variable" fo:font-style="normal" style:font-family-asian="SimSun" style:font-style-name-asian="Regular" style:font-pitch-asian="variable" style:font-style-asian="normal" style:font-family-complex="SimSun" style:font-style-name-complex="Regular" style:font-pitch-complex="variable" style:font-style-complex="normal"/>
    </style:style>
    <style:style style:name="T30" style:family="text">
      <style:text-properties style:text-position="0% 100%" fo:font-family="SimSun" style:font-style-name="Regular" style:font-pitch="variable" fo:font-style="italic" style:font-family-asian="SimSun" style:font-style-name-asian="Regular" style:font-pitch-asian="variable" style:font-style-asian="italic" style:font-family-complex="SimSun" style:font-style-name-complex="Regular" style:font-pitch-complex="variable" style:font-style-complex="italic"/>
    </style:style>
    <style:style style:name="T31" style:family="text">
      <style:text-properties fo:font-family="Arial" style:font-family-generic="swiss" style:font-pitch="variable"/>
    </style:style>
    <style:style style:name="T32" style:family="text">
      <style:text-properties fo:color="#0000ff" fo:font-family="'Courier New'" style:font-family-generic="modern" style:font-pitch="fixed" fo:font-size="18pt" fo:language="zxx" fo:country="none" style:font-size-asian="18pt" style:font-size-complex="18pt"/>
    </style:style>
    <style:style style:name="T33" style:family="text">
      <style:text-properties fo:font-family="'Courier New'" style:font-family-generic="modern" style:font-pitch="fixed" fo:font-size="18pt" fo:language="zxx" fo:country="none" style:font-size-asian="18pt" style:font-size-complex="18pt"/>
    </style:style>
    <style:style style:name="T34" style:family="text">
      <style:text-properties fo:color="#dc2300" fo:font-family="'Courier New'" style:font-family-generic="modern" style:font-pitch="fixed" fo:font-size="18pt" fo:language="zxx" fo:country="none" fo:font-weight="bold" style:font-size-asian="18pt" style:font-weight-asian="bold" style:font-size-complex="18pt" style:font-weight-complex="bold"/>
    </style:style>
    <style:style style:name="T35" style:family="text">
      <style:text-properties fo:color="#000000" fo:font-family="'Courier New'" style:font-family-generic="modern" style:font-pitch="fixed" fo:font-size="18pt" fo:language="zxx" fo:country="none" fo:font-weight="normal" style:font-size-asian="18pt" style:font-weight-asian="normal" style:font-size-complex="18pt" style:font-weight-complex="normal"/>
    </style:style>
    <style:style style:name="T36" style:family="text">
      <style:text-properties fo:color="#a31515" fo:font-family="'Courier New'" style:font-family-generic="modern" style:font-pitch="fixed" fo:font-size="18pt" fo:language="zxx" fo:country="none" style:font-size-asian="18pt" style:font-size-complex="18pt"/>
    </style:style>
    <style:style style:name="T37" style:family="text">
      <style:text-properties fo:color="#008000" fo:font-family="'Courier New'" style:font-family-generic="modern" style:font-pitch="fixed" fo:font-size="18pt" fo:language="zxx" fo:country="none" style:font-size-asian="18pt" style:font-size-complex="18pt"/>
    </style:style>
    <style:style style:name="T38" style:family="text">
      <style:text-properties fo:font-size="20pt" fo:font-weight="bold" style:font-size-asian="20pt" style:font-weight-asian="bold" style:font-size-complex="20pt" style:font-weight-complex="bold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color="#b84747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T41" style:family="text">
      <style:text-properties fo:color="#b84747"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color="#280099" fo:font-style="italic" style:font-style-asian="italic" style:font-style-complex="italic"/>
    </style:style>
    <style:style style:name="T43" style:family="text">
      <style:text-properties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44" style:family="text">
      <style:text-properties style:use-window-font-color="true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45" style:family="text">
      <style:text-properties fo:color="#0000ff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46" style:family="text">
      <style:text-properties fo:color="#0000ff"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47" style:family="text">
      <style:text-properties fo:font-size="23pt" style:font-size-asian="23pt" style:font-size-complex="23pt"/>
    </style:style>
    <style:style style:name="T48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color="#b84747" fo:font-family="'Courier New'" style:font-family-generic="modern" style:font-pitch="fixed" fo:font-size="18pt" fo:language="zxx" fo:country="none" fo:font-weight="bold" style:font-size-asian="18pt" style:font-weight-asian="bold" style:font-size-complex="18pt" style:font-weight-complex="bold"/>
    </style:style>
    <style:style style:name="T50" style:family="text">
      <style:text-properties fo:color="#2300dc" fo:font-family="'Courier New'" style:font-family-generic="modern" style:font-pitch="fixed" fo:font-size="18pt" fo:language="zxx" fo:country="none" style:font-size-asian="18pt" style:font-size-complex="18pt"/>
    </style:style>
    <style:style style:name="T51" style:family="text">
      <style:text-properties fo:color="#2300dc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52" style:family="text">
      <style:text-properties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53" style:family="text">
      <style:text-properties fo:color="#a31515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54" style:family="text">
      <style:text-properties style:use-window-font-color="true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55" style:family="text">
      <style:text-properties fo:font-family="'Courier New'" style:font-family-generic="modern" style:font-pitch="fixed" fo:font-size="22pt" style:font-size-asian="22pt" style:font-size-complex="22pt"/>
    </style:style>
    <style:style style:name="T56" style:family="text">
      <style:text-properties fo:color="#0000ff" fo:font-family="'Courier New'" style:font-family-generic="modern" style:font-pitch="fixed" fo:font-size="16pt" fo:language="zxx" fo:country="none" style:font-size-asian="16pt" style:font-size-complex="16pt"/>
    </style:style>
    <style:style style:name="T57" style:family="text">
      <style:text-properties fo:color="#008000" fo:font-family="'Courier New'" style:font-family-generic="modern" style:font-pitch="fixed" fo:font-size="16pt" fo:language="zxx" fo:country="none" style:font-size-asian="16pt" style:font-size-complex="16pt"/>
    </style:style>
    <style:style style:name="T58" style:family="text">
      <style:text-properties fo:color="#a31515" fo:font-family="'Courier New'" style:font-family-generic="modern" style:font-pitch="fixed" fo:font-size="16pt" fo:language="zxx" fo:country="none" style:font-size-asian="16pt" style:font-size-complex="16pt"/>
    </style:style>
    <style:style style:name="T59" style:family="text">
      <style:text-properties fo:color="#00ae00" fo:font-family="'Courier New'" style:font-family-generic="modern" style:font-pitch="fixed" fo:font-size="16pt" fo:language="zxx" fo:country="none" style:font-size-asian="16pt" style:font-size-complex="16pt"/>
    </style:style>
    <style:style style:name="T60" style:family="text">
      <style:text-properties fo:font-family="'Courier New'" style:font-family-generic="modern" style:font-pitch="fixed" fo:font-size="16pt" fo:language="zxx" fo:country="none" style:font-size-asian="16pt" style:font-size-complex="16pt"/>
    </style:style>
    <style:style style:name="T61" style:family="text">
      <style:text-properties fo:color="#0000ff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62" style:family="text">
      <style:text-properties style:use-window-font-color="true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63" style:family="text">
      <style:text-properties fo:color="#000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64" style:family="text">
      <style:text-properties fo:color="#5c8526" fo:font-family="'Courier New'" style:font-family-generic="modern" style:font-pitch="fixed" fo:font-size="16pt" fo:language="zxx" fo:country="none" style:font-size-asian="16pt" style:font-size-complex="16pt"/>
    </style:style>
    <style:style style:name="T65" style:family="text">
      <style:text-properties fo:color="#000000" fo:font-family="'Courier New'" style:font-family-generic="modern" style:font-pitch="fixed" fo:font-size="16pt" fo:language="zxx" fo:country="none" style:font-size-asian="16pt" style:font-size-complex="16pt"/>
    </style:style>
    <style:style style:name="T66" style:family="text">
      <style:text-properties fo:font-size="24pt" style:font-size-asian="24pt" style:font-size-complex="24pt"/>
    </style:style>
    <style:style style:name="T67" style:family="text">
      <style:text-properties fo:color="#4700b8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8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9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70" style:family="text">
      <style:text-properties fo:color="#eb613d" fo:font-family="'Courier New'" style:font-family-generic="modern" style:font-pitch="fixed" fo:font-size="16pt" fo:language="zxx" fo:country="none" fo:font-weight="bold" style:font-size-asian="16pt" style:font-weight-asian="bold" style:font-size-complex="16pt" style:font-weight-complex="bold"/>
    </style:style>
    <style:style style:name="T71" style:family="text">
      <style:text-properties fo:color="#0000ff" fo:font-family="'Courier New'" style:font-family-generic="modern" style:font-pitch="fixed" fo:font-size="15pt" fo:language="zxx" fo:country="none" style:font-size-asian="15pt" style:font-size-complex="15pt"/>
    </style:style>
    <style:style style:name="T72" style:family="text">
      <style:text-properties fo:font-family="'Courier New'" style:font-family-generic="modern" style:font-pitch="fixed" fo:font-size="15pt" fo:language="zxx" fo:country="none" style:font-size-asian="15pt" style:font-size-complex="15pt"/>
    </style:style>
    <style:style style:name="T73" style:family="text">
      <style:text-properties fo:color="#eb613d" fo:font-family="'Courier New'" style:font-family-generic="modern" style:font-pitch="fixed" fo:font-size="15pt" fo:language="zxx" fo:country="none" fo:font-weight="bold" style:font-size-asian="15pt" style:font-weight-asian="bold" style:font-size-complex="15pt" style:font-weight-complex="bold"/>
    </style:style>
    <style:style style:name="T74" style:family="text">
      <style:text-properties fo:color="#a31515" fo:font-family="'Courier New'" style:font-family-generic="modern" style:font-pitch="fixed" fo:font-size="15pt" fo:language="zxx" fo:country="none" style:font-size-asian="15pt" style:font-size-complex="15pt"/>
    </style:style>
    <style:style style:name="T75" style:family="text">
      <style:text-properties fo:color="#008000" fo:font-family="'Courier New'" style:font-family-generic="modern" style:font-pitch="fixed" fo:font-size="15pt" fo:language="zxx" fo:country="none" style:font-size-asian="15pt" style:font-size-complex="15pt"/>
    </style:style>
    <style:style style:name="T76" style:family="text">
      <style:text-properties fo:color="#00ae00" fo:font-family="'Courier New'" style:font-family-generic="modern" style:font-pitch="fixed" fo:font-size="15pt" fo:language="zxx" fo:country="none" style:font-size-asian="15pt" style:font-size-complex="15pt"/>
    </style:style>
    <style:style style:name="T77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78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79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80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81" style:family="text">
      <style:text-properties fo:color="#0000ff" fo:font-family="'Courier New'" style:font-family-generic="modern" style:font-pitch="fixed" fo:font-weight="bold" style:font-weight-asian="bold" style:font-weight-complex="bold"/>
    </style:style>
    <style:style style:name="T82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83" style:family="text">
      <style:text-properties fo:color="#0000ff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84" style:family="text">
      <style:text-properties fo:font-family="'Courier New'" style:font-family-generic="modern" style:font-pitch="fixed" fo:font-size="21pt" fo:font-weight="bold" style:font-size-asian="21pt" style:font-weight-asian="bold" style:font-size-complex="21pt" style:font-weight-complex="bold"/>
    </style:style>
    <style:style style:name="T85" style:family="text">
      <style:text-properties fo:color="#0000ff" fo:font-family="'Courier New'" style:font-family-generic="modern" style:font-pitch="fixed" fo:font-size="21pt" fo:font-weight="bold" style:font-size-asian="21pt" style:font-weight-asian="bold" style:font-size-complex="21pt" style:font-weight-complex="bold"/>
    </style:style>
    <style:style style:name="T86" style:family="text">
      <style:text-properties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7" style:family="text">
      <style:text-properties fo:color="#0000ff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8" style:family="text">
      <style:text-properties fo:color="#333333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9" style:family="text">
      <style:text-properties fo:color="#0000ff" style:text-outline="false" style:text-line-through-style="none" fo:font-family="'Courier New'" style:font-family-generic="modern" style:font-pitch="fixed" fo:font-size="15pt" fo:language="zxx" fo:country="none" fo:font-style="normal" fo:text-shadow="none" style:text-underline-style="none" fo:font-weight="normal" style:font-family-asian="方正明體" style:font-pitch-asian="variable" style:font-size-asian="15pt" style:font-style-asian="normal" style:font-weight-asian="normal" style:font-family-complex="Tahoma" style:font-pitch-complex="variable" style:font-size-complex="15pt" style:font-style-complex="normal" style:font-weight-complex="normal" style:font-relief="none"/>
    </style:style>
    <style:style style:name="T90" style:family="text">
      <style:text-properties fo:color="#a31515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1" style:family="text">
      <style:text-properties fo:color="#c5000b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bold" style:font-family-asian="方正明體" style:font-pitch-asian="variable" style:font-size-asian="16pt" style:font-style-asian="normal" style:font-weight-asian="bold" style:font-family-complex="Tahoma" style:font-pitch-complex="variable" style:font-size-complex="16pt" style:font-style-complex="normal" style:font-weight-complex="bold" style:font-relief="none"/>
    </style:style>
    <style:style style:name="T9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3" style:family="text">
      <style:text-properties fo:color="#c5000b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94" style:family="text">
      <style:text-properties fo:color="#280099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95" style:family="text">
      <style:text-properties fo:color="#00ae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6" style:family="text">
      <style:text-properties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7" style:family="text">
      <style:text-properties fo:color="#c5000b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8" style:family="text">
      <style:text-properties fo:color="#2300dc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9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00" style:family="text">
      <style:text-properties fo:color="#280099" fo:font-style="italic" fo:font-weight="bold" style:font-style-asian="italic" style:font-weight-asian="bold" style:font-style-complex="italic" style:font-weight-complex="bold"/>
    </style:style>
    <style:style style:name="T101" style:family="text">
      <style:text-properties fo:font-family="Arial" style:font-family-generic="swiss" style:font-pitch="variable"/>
    </style:style>
    <style:style style:name="T102" style:family="text">
      <style:text-properties fo:font-size="26pt" style:font-size-asian="26pt" style:font-size-complex="26pt"/>
    </style:style>
    <style:style style:name="T103" style:family="text">
      <style:text-properties fo:color="#4700b8" fo:font-family="'Courier New'" style:font-family-generic="modern" style:font-pitch="fixed" fo:font-weight="bold" style:font-weight-asian="bold" style:font-weight-complex="bold"/>
    </style:style>
    <style:style style:name="T104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T10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6" style:family="text">
      <style:text-properties fo:color="#4700b8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07" style:family="text">
      <style:text-properties fo:color="#c5000b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8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9" style:family="text">
      <style:text-properties fo:color="#c5000b"/>
    </style:style>
    <style:style style:name="T110" style:family="text">
      <style:text-properties fo:color="#4700b8"/>
    </style:style>
    <style:style style:name="T111" style:family="text">
      <style:text-properties fo:color="#000000"/>
    </style:style>
    <style:style style:name="T112" style:family="text">
      <style:text-properties fo:color="#4700b8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13" style:family="text">
      <style:text-properties fo:color="#c5000b" fo:font-style="italic" style:font-style-asian="italic" style:font-style-complex="italic"/>
    </style:style>
    <style:style style:name="T114" style:family="text">
      <style:text-properties fo:color="#000000" fo:font-style="italic" style:font-style-asian="italic" style:font-style-complex="italic"/>
    </style:style>
    <style:style style:name="T115" style:family="text">
      <style:text-properties fo:color="#000000" style:text-outline="false" style:text-line-through-style="none" fo:font-family="'Courier New'" style:font-family-generic="modern" style:font-pitch="fixed" fo:font-size="19pt" fo:language="zxx" fo:country="none" fo:font-style="normal" fo:text-shadow="none" style:text-underline-style="none" fo:font-weight="bold" style:font-family-asian="方正明體" style:font-pitch-asian="variable" style:font-size-asian="19pt" style:font-style-asian="normal" style:font-weight-asian="bold" style:font-family-complex="Tahoma" style:font-pitch-complex="variable" style:font-size-complex="19pt" style:font-style-complex="normal" style:font-weight-complex="bold" style:font-relief="none"/>
    </style:style>
    <style:style style:name="T116" style:family="text">
      <style:text-properties fo:color="#4700b8" style:text-outline="false" style:text-line-through-style="none" fo:font-family="'Courier New'" style:font-family-generic="modern" style:font-pitch="fixed" fo:font-size="19pt" fo:language="zxx" fo:country="none" fo:font-style="italic" fo:text-shadow="none" style:text-underline-style="none" fo:font-weight="bold" style:font-family-asian="方正明體" style:font-pitch-asian="variable" style:font-size-asian="19pt" style:font-style-asian="italic" style:font-weight-asian="bold" style:font-family-complex="Tahoma" style:font-pitch-complex="variable" style:font-size-complex="19pt" style:font-style-complex="italic" style:font-weight-complex="bold" style:font-relief="none"/>
    </style:style>
    <style:style style:name="T117" style:family="text">
      <style:text-properties fo:color="#c5000b" style:text-outline="false" style:text-line-through-style="none" fo:font-family="'Courier New'" style:font-family-generic="modern" style:font-pitch="fixed" fo:font-size="19pt" fo:language="zxx" fo:country="none" fo:font-style="normal" fo:text-shadow="none" style:text-underline-style="none" fo:font-weight="bold" style:font-family-asian="方正明體" style:font-pitch-asian="variable" style:font-size-asian="19pt" style:font-style-asian="normal" style:font-weight-asian="bold" style:font-family-complex="Tahoma" style:font-pitch-complex="variable" style:font-size-complex="19pt" style:font-style-complex="normal" style:font-weight-complex="bold" style:font-relief="none"/>
    </style:style>
    <style:style style:name="T118" style:family="text">
      <style:text-properties fo:font-size="19pt" style:font-size-asian="19pt" style:font-size-complex="19pt"/>
    </style:style>
    <style:style style:name="T119" style:family="text">
      <style:text-properties fo:font-family="'Times New Roman'" style:font-family-generic="roman" style:font-pitch="variable"/>
    </style:style>
    <style:style style:name="T120" style:family="text">
      <style:text-properties style:text-position="sub 70%" fo:font-family="'Times New Roman'" style:font-family-generic="roman" style:font-pitch="variable"/>
    </style:style>
    <style:style style:name="T121" style:family="text">
      <style:text-properties style:text-position="sub 70%" fo:font-family="'Times New Roman'" style:font-family-generic="roman" style:font-pitch="variable" fo:font-size="24pt" style:font-size-asian="24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D0B8BA86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lee-1" presentation:presentation-page-layout-name="AL1T19">
        <office:forms form:automatic-focus="false" form:apply-design-mode="false"/>
        <draw:frame presentation:style-name="pr1" draw:layer="layout" svg:width="13.467cm" svg:height="2.261cm" svg:x="12cm" svg:y="7.5cm" presentation:class="title">
          <draw:text-box>
            <text:p>An Introduction to the <text:line-break/>Interval Template Library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3" draw:layer="layout" svg:width="24.5cm" svg:height="1.501cm" svg:x="0.5cm" svg:y="1cm" presentation:class="title">
          <draw:text-box>
            <text:p text:style-name="P2"><text:span text:style-name="T1">Lecture Outline</text:span></text:p>
          </draw:text-box>
        </draw:frame>
        <draw:frame presentation:style-name="pr4" draw:text-style-name="P5" draw:layer="layout" svg:width="23cm" svg:height="16.001cm" svg:x="1cm" svg:y="4cm" presentation:class="outline">
          <draw:text-box>
            <text:list text:style-name="L2">
              <text:list-item>
                <text:p text:id="id1" text:style-name="P4">Background and Motivation</text:p>
              </text:list-item>
              <text:list-item>
                <text:p text:id="id2" text:style-name="P4">Design</text:p>
              </text:list-item>
              <text:list-item>
                <text:p text:id="id3" text:style-name="P4">Examples</text:p>
              </text:list-item>
              <text:list-item>
                <text:p text:id="id4" text:style-name="P4">Semantics</text:p>
              </text:list-item>
              <text:list-item>
                <text:p text:id="id5" text:style-name="P4">Implementation</text:p>
              </text:list-item>
              <text:list-item>
                <text:p text:id="id6" text:style-name="P4">Future Works</text:p>
              </text:list-item>
              <text:list-item>
                <text:p text:id="id7" text:style-name="P4">Availa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6" draw:text-style-name="P6" draw:layer="layout" svg:width="24.5cm" svg:height="1.501cm" svg:x="0.5cm" svg:y="1cm" presentation:class="title">
          <draw:text-box>
            <text:p><text:span text:style-name="T2">Background and Motivation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8">Interval containers simplified the implementation of date and time related tasks</text:p>
                <text:list>
                  <text:list-item>
                    <text:p text:id="id9">Decomposing <text:span text:style-name="T3">“histories”</text:span> of attributed events into segments with constant attributes.</text:p>
                  </text:list-item>
                  <text:list-item>
                    <text:p text:id="id10">Working with time grids, e.g. a grid of months.</text:p>
                  </text:list-item>
                  <text:list-item>
                    <text:p text:id="id11">Aggregations of values associated to date or time intervals.</text:p>
                    <text:p/>
                  </text:list-item>
                </text:list>
              </text:list-item>
              <text:list-item>
                <text:p text:id="id12">… that occurred frequently in programs like</text:p>
                <text:list>
                  <text:list-item>
                    <text:p text:id="id13">Billing modules</text:p>
                  </text:list-item>
                  <text:list-item>
                    <text:p text:id="id14">Therapy scheduling programs</text:p>
                  </text:list-item>
                  <text:list-item>
                    <text:p text:id="id15">Hospital and controlling stat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7" draw:text-style-name="P7" draw:layer="layout" svg:width="23cm" svg:height="16.001cm" svg:x="1cm" svg:y="4cm" presentation:class="outline">
          <draw:text-box>
            <text:list text:style-name="L2">
              <text:list-item>
                <text:p text:id="id16"><text:span text:style-name="T4">Background is the date time problem domain ...</text:span></text:p>
              </text:list-item>
              <text:list-item>
                <text:p text:id="id17"><text:span text:style-name="T4">… </text:span><text:span text:style-name="T4">but the scope of the </text:span><text:span text:style-name="T5">Itl</text:span><text:span text:style-name="T4"> as a generic library is more general: </text:span></text:p>
                <text:p><text:span text:style-name="T4"/></text:p>
                <text:p><text:span text:style-name="T4"/></text:p>
                <text:p text:id="id18"><text:span text:style-name="T6">an</text:span><text:span text:style-name="T4"> </text:span><text:span text:style-name="T7">interval_set</text:span><text:span text:style-name="T4"> </text:span><text:span text:style-name="T6">is a</text:span><text:span text:style-name="T4"> </text:span><text:span text:style-name="T7">set</text:span></text:p>
                <text:p text:id="id19"><text:span text:style-name="T7"><text:s text:c="7"/></text:span><text:span text:style-name="T8">that is implemented as a set of intervals</text:span><text:span text:style-name="T9"> </text:span><text:span text:style-name="T9"><text:line-break/></text:span><text:span text:style-name="T9"/></text:p>
                <text:p text:id="id20"><text:span text:style-name="T8">an</text:span><text:span text:style-name="T9"> </text:span><text:span text:style-name="T7">interval_map</text:span><text:span text:style-name="T9"> </text:span><text:span text:style-name="T8">is a</text:span><text:span text:style-name="T9"> </text:span><text:span text:style-name="T7">map</text:span></text:p>
                <text:p text:id="id21"><text:span text:style-name="T7"><text:s text:c="7"/></text:span><text:span text:style-name="T8">that is implemented as a map of interval value pai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Aspects</text:span></text:p>
          </draw:text-box>
        </draw:frame>
        <draw:frame presentation:style-name="pr8" draw:layer="layout" svg:width="23cm" svg:height="4.301cm" svg:x="1cm" svg:y="3.6cm" presentation:class="outline" presentation:user-transformed="true">
          <draw:text-box>
            <text:list text:style-name="L2">
              <text:list-item>
                <text:p text:id="id22">There are two aspects in the design of interval containers</text:p>
              </text:list-item>
              <text:list-item>
                <text:p text:id="id23">Conceptual aspect<text:line-break/></text:p>
              </text:list-item>
            </text:list>
          </draw:text-box>
        </draw:frame>
        <draw:frame draw:style-name="gr2" draw:text-style-name="P9" draw:id="id24" draw:layer="layout" svg:width="20cm" svg:height="2.926cm" svg:x="2.9cm" svg:y="7.5cm">
          <draw:text-box>
            <text:p><text:span text:style-name="T10">interval_set</text:span><text:span text:style-name="T11">&lt;</text:span><text:span text:style-name="T12">int</text:span><text:span text:style-name="T11">&gt; mySet;</text:span></text:p>
            <text:p text:style-name="P8"><text:span text:style-name="T11">mySet.insert(42);</text:span></text:p>
            <text:p text:style-name="P8"><text:span text:style-name="T12">bool</text:span><text:span text:style-name="T11"> has_answer = mySet.contains(42);</text:span></text:p>
          </draw:text-box>
        </draw:frame>
        <draw:frame presentation:style-name="pr9" draw:layer="layout" svg:width="23cm" svg:height="8.435cm" svg:x="1cm" svg:y="11.601cm" presentation:class="outline" presentation:user-transformed="true">
          <draw:text-box>
            <text:list text:style-name="L2">
              <text:list-item>
                <text:list>
                  <text:list-item>
                    <text:p text:id="id25">On the conceptual aspect an interval_set can be used just as a set of elements</text:p>
                  </text:list-item>
                  <text:list-item>
                    <text:p text:id="id26">except for . . .</text:p>
                  </text:list-item>
                  <text:list-item>
                    <text:p text:id="id27">. . . <text:span text:style-name="T13">iteration </text:span><text:span text:style-name="T14">over </text:span><text:span text:style-name="T15">elements</text:span></text:p>
                  </text:list-item>
                  <text:list-item>
                    <text:p text:id="id28"><text:span text:style-name="T16">consider </text:span><text:span text:style-name="T17">interval_set&lt;double&gt;</text:span><text:span text:style-name="T16"> or </text:span><text:span text:style-name="T17">interval_set&lt;string&gt;</text:span></text:p>
                  </text:list-item>
                </text:list>
              </text:list-item>
              <text:list-item>
                <text:p text:id="id29"><text:span text:style-name="T18">Iterative Aspect</text:span></text:p>
                <text:list>
                  <text:list-item>
                    <text:p text:id="id30"><text:span text:style-name="T19">Iteration </text:span><text:span text:style-name="T20">is always done over </text:span><text:span text:style-name="T21">intervals</text:span><text:span text:style-name="T22"><text:line-break/></text:span><text:span text:style-name="T22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0" draw:layer="layout" svg:width="23cm" svg:height="5cm" svg:x="1cm" svg:y="4cm" presentation:class="outline" presentation:user-transformed="true">
          <draw:text-box>
            <text:list text:style-name="L2">
              <text:list-item>
                <text:p text:id="id31">Addability and Subtractability</text:p>
                <text:list>
                  <text:list-item>
                    <text:p text:id="id32">All of itl's (interval) containers are <text:span text:style-name="T3">Addable</text:span> and <text:span text:style-name="T3">Subtractable</text:span> </text:p>
                  </text:list-item>
                  <text:list-item>
                    <text:p text:id="id33">They implement <text:span text:style-name="T23">operators +=</text:span><text:span text:style-name="T24">, </text:span><text:span text:style-name="T23">+</text:span><text:span text:style-name="T24">, </text:span><text:span text:style-name="T23">-=</text:span> and <text:span text:style-name="T23">-</text:span></text:p>
                  </text:list-item>
                </text:list>
              </text:list-item>
            </text:list>
          </draw:text-box>
        </draw:frame>
        <draw:frame draw:style-name="standard" draw:id="id34" draw:layer="layout" svg:width="18.999cm" svg:height="3.471cm" svg:x="3cm" svg:y="9.1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0"><text:span text:style-name="T25">+=</text:span></text:p>
              </table:table-cell>
              <table:table-cell>
                <text:p text:style-name="P10"><text:span text:style-name="T25">-=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6">sets</text:span></text:p>
              </table:table-cell>
              <table:table-cell>
                <text:p text:style-name="P10"><text:span text:style-name="T26">set union</text:span></text:p>
              </table:table-cell>
              <table:table-cell>
                <text:p text:style-name="P10"><text:span text:style-name="T26">set difference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6">maps</text:span></text:p>
              </table:table-cell>
              <table:table-cell>
                <text:p text:style-name="P10"><text:span text:style-name="T26">?</text:span></text:p>
              </table:table-cell>
              <table:table-cell>
                <text:p text:style-name="P10"><text:span text:style-name="T26">?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0" draw:layer="layout" svg:width="23cm" svg:height="5cm" svg:x="1cm" svg:y="13.2cm" presentation:class="outline" presentation:user-transformed="true">
          <draw:text-box>
            <text:list text:style-name="L2">
              <text:list-item>
                <text:p text:id="id35">A possible implementation for maps</text:p>
                <text:list>
                  <text:list-item>
                    <text:p text:id="id36">Propagate addition/subtraction to the associated values </text:p>
                  </text:list-item>
                  <text:list-item>
                    <text:p text:id="id37">. . . or aggregate on overlap</text:p>
                  </text:list-item>
                  <text:list-item>
                    <text:p text:id="id38">. . . or aggregate on collis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1" draw:id="id39" draw:layer="layout" svg:width="23cm" svg:height="1.5cm" svg:x="1cm" svg:y="4cm" presentation:class="outline" presentation:user-transformed="true">
          <draw:text-box>
            <text:list text:style-name="L2">
              <text:list-item>
                <text:p>Aggregate on overlap</text:p>
              </text:list-item>
            </text:list>
          </draw:text-box>
        </draw:frame>
        <draw:frame draw:style-name="gr3" draw:id="id42" draw:layer="layout" svg:width="1.437cm" svg:height="0.954cm" svg:x="2.1cm" svg:y="8.9cm">
          <draw:text-box>
            <text:p>→ a</text:p>
          </draw:text-box>
        </draw:frame>
        <draw:frame draw:style-name="gr3" draw:id="id44" draw:layer="layout" svg:width="1.483cm" svg:height="0.954cm" svg:x="5.201cm" svg:y="14.8cm">
          <draw:text-box>
            <text:p>→ b</text:p>
          </draw:text-box>
        </draw:frame>
        <draw:custom-shape draw:style-name="gr4" draw:text-style-name="P11" draw:id="id45" draw:layer="layout" svg:width="2cm" svg:height="1.5cm" svg:x="6.9cm" svg:y="11cm">
          <text:p text:style-name="P10"><text:span text:style-name="T27">+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id="id47" draw:layer="layout" svg:width="1.437cm" svg:height="0.954cm" svg:x="12.626cm" svg:y="7.8cm">
          <draw:text-box>
            <text:p>→ a</text:p>
          </draw:text-box>
        </draw:frame>
        <draw:frame draw:style-name="gr3" draw:id="id49" draw:layer="layout" svg:width="3.329cm" svg:height="0.954cm" svg:x="12.2cm" svg:y="11.34cm">
          <draw:text-box>
            <text:p>→ (a + b)</text:p>
          </draw:text-box>
        </draw:frame>
        <draw:frame draw:style-name="gr3" draw:id="id51" draw:layer="layout" svg:width="1.483cm" svg:height="0.954cm" svg:x="12.6cm" svg:y="15cm">
          <draw:text-box>
            <text:p>→ b</text:p>
          </draw:text-box>
        </draw:frame>
        <draw:frame presentation:style-name="pr11" draw:text-style-name="P12" draw:layer="layout" svg:width="9.47cm" svg:height="4.521cm" svg:x="15.552cm" svg:y="6.2cm" presentation:class="outline" presentation:user-transformed="true">
          <draw:text-box>
            <text:list text:style-name="L2">
              <text:list-item>
                <text:list>
                  <text:list-item>
                    <text:p text:id="id52"><text:span text:style-name="T26">Decompositional effect on Intervals</text:span><text:span text:style-name="T26"><text:line-break/></text:span><text:span text:style-name="T26"/></text:p>
                  </text:list-item>
                  <text:list-item>
                    <text:p text:id="id53"><text:span text:style-name="T26">Accumulative effect on associated values</text:span></text:p>
                  </text:list-item>
                </text:list>
              </text:list-item>
            </text:list>
          </draw:text-box>
        </draw:frame>
        <draw:g draw:id="id41">
          <draw:line draw:style-name="gr5" draw:text-style-name="P10" draw:layer="layout" svg:x1="1.6cm" svg:y1="6.5cm" svg:x2="1.6cm" svg:y2="14cm">
            <text:p/>
          </draw:line>
          <draw:frame draw:style-name="gr3" draw:text-style-name="P13" draw:layer="layout" svg:width="0.307cm" svg:height="1.021cm" svg:x="1.517cm" svg:y="14.347cm">
            <draw:text-box>
              <text:p><text:span text:style-name="T28">I</text:span></text:p>
            </draw:text-box>
          </draw:frame>
        </draw:g>
        <draw:g draw:id="id43">
          <draw:line draw:style-name="gr5" draw:text-style-name="P10" draw:layer="layout" svg:x1="4.301cm" svg:y1="10cm" svg:x2="4.301cm" svg:y2="17.5cm">
            <text:p/>
          </draw:line>
          <draw:frame draw:style-name="gr3" draw:text-style-name="P14" draw:layer="layout" svg:width="0.379cm" svg:height="0.945cm" svg:x="4.241cm" svg:y="17.949cm">
            <draw:text-box>
              <text:p><text:span text:style-name="T3">J</text:span></text:p>
            </draw:text-box>
          </draw:frame>
        </draw:g>
        <draw:g draw:id="id50">
          <draw:line draw:style-name="gr6" draw:text-style-name="P10" draw:layer="layout" svg:x1="11.6cm" svg:y1="14cm" svg:x2="11.6cm" svg:y2="17.5cm">
            <text:p/>
          </draw:line>
          <draw:frame draw:style-name="gr7" draw:text-style-name="P14" draw:layer="layout" svg:width="0.946cm" svg:height="1.345cm" svg:x="9.549cm" svg:y="16.348cm">
            <draw:text-box>
              <text:p><text:span text:style-name="T3">J-I</text:span></text:p>
            </draw:text-box>
          </draw:frame>
        </draw:g>
        <draw:g draw:id="id46">
          <draw:line draw:style-name="gr6" draw:text-style-name="P10" draw:layer="layout" svg:x1="11.6cm" svg:y1="6.5cm" svg:x2="11.6cm" svg:y2="10cm">
            <text:p/>
          </draw:line>
          <draw:frame draw:style-name="gr7" draw:text-style-name="P14" draw:layer="layout" svg:width="0.946cm" svg:height="1.345cm" svg:x="9.55cm" svg:y="8.749cm">
            <draw:text-box>
              <text:p><text:span text:style-name="T3">I-J</text:span></text:p>
            </draw:text-box>
          </draw:frame>
        </draw:g>
        <draw:g draw:id="id48">
          <draw:line draw:style-name="gr6" draw:text-style-name="P10" draw:layer="layout" svg:x1="11.6cm" svg:y1="10cm" svg:x2="11.6cm" svg:y2="14cm">
            <text:p/>
          </draw:line>
          <draw:frame draw:style-name="gr7" draw:text-style-name="P14" draw:layer="layout" svg:width="1.556cm" svg:height="1.345cm" svg:x="9.15cm" svg:y="12.749cm">
            <draw:text-box>
              <text:p><text:span text:style-name="T3">I</text:span><text:span text:style-name="T29">∩</text:span><text:span text:style-name="T30">J</text:span></text:p>
            </draw:text-box>
          </draw:frame>
        </draw:g>
        <draw:frame draw:style-name="gr3" draw:id="id40" draw:layer="layout" svg:width="13.504cm" svg:height="0.954cm" svg:x="1.206cm" svg:y="19.388cm">
          <draw:text-box>
            <text:p><text:span text:style-name="T3">I, J</text:span>: <text:span text:style-name="T31">intervals</text:span>, <text:s/>a,b: <text:span text:style-name="T31">associated valu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2" draw:layer="layout" svg:width="23cm" svg:height="1.564cm" svg:x="1cm" svg:y="4cm" presentation:class="outline" presentation:user-transformed="true">
          <draw:text-box>
            <text:list text:style-name="L2">
              <text:list-item>
                <text:p>Aggregate on overlap, a minimal example</text:p>
              </text:list-item>
            </text:list>
          </draw:text-box>
        </draw:frame>
        <draw:frame draw:style-name="gr8" draw:text-style-name="P15" draw:layer="layout" svg:width="23.146cm" svg:height="10.622cm" svg:x="1.056cm" svg:y="6.06cm">
          <draw:text-box>
            <text:p text:id="id54" text:style-name="P8"><text:span text:style-name="T32">typedef</text:span><text:span text:style-name="T33"> </text:span><text:span text:style-name="T34">itl::set</text:span><text:span text:style-name="T33">&lt;string&gt; guests;</text:span></text:p>
            <text:p text:id="id55" text:style-name="P8"><text:span text:style-name="T34">interval_map</text:span><text:span text:style-name="T33">&lt;time, guests&gt; party;</text:span><text:span text:style-name="T33"><text:line-break/></text:span><text:span text:style-name="T33"> </text:span></text:p>
            <text:p text:id="id56" text:style-name="P8"><text:span text:style-name="T33">party </text:span><text:span text:style-name="T34">+=</text:span><text:span text:style-name="T33"> make_pair(</text:span></text:p>
            <text:p text:id="id57" text:style-name="P8"><text:span text:style-name="T33"><text:s text:c="2"/></text:span><text:span text:style-name="T34">interval&lt;</text:span><text:span text:style-name="T35">time</text:span><text:span text:style-name="T34">&gt;::rightopen</text:span><text:span text:style-name="T33">(20:00, 22:00), guests(</text:span><text:span text:style-name="T36">"Mary"</text:span><text:span text:style-name="T33">));</text:span><text:span text:style-name="T33"><text:line-break/></text:span><text:span text:style-name="T33"/></text:p>
            <text:p text:id="id58" text:style-name="P8"><text:span text:style-name="T33">party </text:span><text:span text:style-name="T34">+=</text:span><text:span text:style-name="T33"> make_pair(</text:span></text:p>
            <text:p text:id="id59" text:style-name="P8"><text:span text:style-name="T33"><text:s text:c="2"/></text:span><text:span text:style-name="T34">interval&lt;</text:span><text:span text:style-name="T35">time</text:span><text:span text:style-name="T34">&gt;::rightopen</text:span><text:span text:style-name="T33">(21:00, 23:00), guests(</text:span><text:span text:style-name="T36">"Harry"</text:span><text:span text:style-name="T33">)); </text:span><text:span text:style-name="T33"><text:line-break/></text:span><text:span text:style-name="T33"/></text:p>
            <text:p text:id="id60" text:style-name="P8"><text:span text:style-name="T37">// party now contains</text:span></text:p>
            <text:p text:id="id61" text:style-name="P8"><text:span text:style-name="T33">[20:00, 21:00)-&gt;{</text:span><text:span text:style-name="T36">"Mary"</text:span><text:span text:style-name="T33">} </text:span></text:p>
            <text:p text:id="id62" text:style-name="P8"><text:span text:style-name="T33">[21:00, 22:00)-&gt;{</text:span><text:span text:style-name="T36">"Harry"</text:span><text:span text:style-name="T33">,</text:span><text:span text:style-name="T36">"Mary"</text:span><text:span text:style-name="T33">} </text:span><text:span text:style-name="T37">//guest sets aggregated </text:span></text:p>
            <text:p text:id="id63" text:style-name="P8"><text:span text:style-name="T33">[22:00, 23:00)-&gt;{</text:span><text:span text:style-name="T36">"Harry"</text:span><text:span text:style-name="T3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office:forms form:automatic-focus="false" form:apply-design-mode="false"/>
        <draw:frame draw:style-name="standard" draw:layer="layout" svg:width="24.088cm" svg:height="11.368cm" svg:x="0.8cm" svg:y="5.9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5">
              <table:table-cell>
                <text:p><text:span text:style-name="T38">Granu-larity</text:span></text:p>
              </table:table-cell>
              <table:table-cell>
                <text:p><text:span text:style-name="T38">Style</text:span></text:p>
              </table:table-cell>
              <table:table-cell>
                <text:p><text:span text:style-name="T38">Sets</text:span></text:p>
              </table:table-cell>
              <table:table-cell>
                <text:p><text:span text:style-name="T38">Maps</text:span></text:p>
              </table:table-cell>
            </table:table-row>
            <table:table-row table:style-name="ro3" table:default-cell-style-name="ce6">
              <table:table-cell>
                <text:p><text:span text:style-name="T39">interval</text:span></text:p>
              </table:table-cell>
              <table:table-cell/>
              <table:table-cell table:style-name="ce7">
                <text:p><text:span text:style-name="T40">interval</text:span></text:p>
              </table:table-cell>
              <table:table-cell table:style-name="ce7"/>
            </table:table-row>
            <table:table-row table:style-name="ro3" table:default-cell-style-name="ce6">
              <table:table-cell/>
              <table:table-cell>
                <text:p><text:span text:style-name="T39">joining</text:span></text:p>
              </table:table-cell>
              <table:table-cell table:style-name="ce7">
                <text:p><text:span text:style-name="T40">interval_set</text:span></text:p>
              </table:table-cell>
              <table:table-cell table:style-name="ce7">
                <text:p><text:span text:style-name="T40">interval_map</text:span></text:p>
              </table:table-cell>
            </table:table-row>
            <table:table-row table:style-name="ro3" table:default-cell-style-name="ce6">
              <table:table-cell/>
              <table:table-cell>
                <text:p><text:span text:style-name="T39">separating</text:span></text:p>
              </table:table-cell>
              <table:table-cell table:style-name="ce7">
                <text:p><text:span text:style-name="T40">separate_interval_set</text:span></text:p>
              </table:table-cell>
              <table:table-cell table:style-name="ce7"/>
            </table:table-row>
            <table:table-row table:style-name="ro3" table:default-cell-style-name="ce6">
              <table:table-cell/>
              <table:table-cell>
                <text:p><text:span text:style-name="T39">splitting</text:span></text:p>
              </table:table-cell>
              <table:table-cell table:style-name="ce7">
                <text:p><text:span text:style-name="T40">split_interval_set</text:span></text:p>
              </table:table-cell>
              <table:table-cell table:style-name="ce7">
                <text:p><text:span text:style-name="T40">split_interval_map</text:span></text:p>
              </table:table-cell>
            </table:table-row>
            <table:table-row table:style-name="ro4" table:default-cell-style-name="ce6">
              <table:table-cell>
                <text:p><text:span text:style-name="T39">element</text:span></text:p>
              </table:table-cell>
              <table:table-cell/>
              <table:table-cell table:style-name="ce7">
                <text:p><text:span text:style-name="T40">set</text:span></text:p>
              </table:table-cell>
              <table:table-cell table:style-name="ce7">
                <text:p><text:span text:style-name="T40">ma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3" draw:layer="layout" svg:width="23cm" svg:height="1.37cm" svg:x="1cm" svg:y="3.9cm" presentation:class="outline" presentation:user-transformed="true">
          <draw:text-box>
            <text:list text:style-name="L2">
              <text:list-item>
                <text:p>The Itl's class template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4" draw:layer="layout" svg:width="23cm" svg:height="5.767cm" svg:x="1cm" svg:y="4cm" presentation:class="outline" presentation:user-transformed="true">
          <draw:text-box>
            <text:list text:style-name="L2">
              <text:list-item>
                <text:p text:id="id64">Interval Combining Styles: <text:span text:style-name="T41">Joining</text:span></text:p>
                <text:list>
                  <text:list-item>
                    <text:p text:id="id65">Intervals are joined on overlap or on touch</text:p>
                  </text:list-item>
                  <text:list-item>
                    <text:p text:id="id66">. . . <text:span text:style-name="T42">for maps</text:span>, if associated values are equal</text:p>
                  </text:list-item>
                  <text:list-item>
                    <text:p text:id="id67">Keeps interval_maps and sets in a minimal form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11.008cm" svg:height="8.9cm" svg:x="0.929cm" svg:y="9.676cm">
          <draw:text-box>
            <text:p text:style-name="P8"><text:span text:style-name="T43"><text:s/></text:span><text:span text:style-name="T10">interval_set</text:span></text:p>
            <text:p text:style-name="P8"><text:span text:style-name="T43"><text:s/></text:span></text:p>
            <text:p text:id="id68" text:style-name="P8"><text:span text:style-name="T43"><text:s text:c="3"/></text:span><text:span text:style-name="T43">{[1 <text:s text:c="5"/>3) <text:s text:c="9"/>}</text:span></text:p>
            <text:p text:id="id69" text:style-name="P8"><text:span text:style-name="T43"><text:s/></text:span><text:span text:style-name="T43">+ <text:s text:c="6"/>[2 <text:s text:c="5"/>4)</text:span></text:p>
            <text:p text:id="id71" text:style-name="P8"><text:span text:style-name="T43"><text:s/></text:span><text:span text:style-name="T43">+ <text:s text:c="16"/>[4 5)</text:span></text:p>
            <text:p text:style-name="P8"><text:span text:style-name="T43"/></text:p>
            <text:p text:id="id70" text:style-name="P8"><text:span text:style-name="T43"><text:s/></text:span><text:span text:style-name="T43">= {[1 <text:s text:c="10"/>4) <text:s text:c="4"/>}</text:span></text:p>
            <text:p text:style-name="P8"><text:span text:style-name="T43"><text:s/></text:span></text:p>
            <text:p text:id="id72" text:style-name="P8"><text:span text:style-name="T43"><text:s/></text:span><text:span text:style-name="T43">= {[1 <text:s text:c="15"/>5)} </text:span></text:p>
            <text:p text:style-name="P8"><text:span text:style-name="T43"/></text:p>
            <text:p text:style-name="P8"><text:span text:style-name="T43"/></text:p>
          </draw:text-box>
        </draw:frame>
        <draw:frame draw:style-name="gr9" draw:text-style-name="P16" draw:layer="layout" svg:width="11.856cm" svg:height="8.9cm" svg:x="13.029cm" svg:y="9.676cm">
          <draw:text-box>
            <text:p text:style-name="P8"><text:span text:style-name="T10"><text:s/></text:span><text:span text:style-name="T10">interval_map</text:span></text:p>
            <text:p text:style-name="P8"><text:span text:style-name="T43"><text:s/></text:span></text:p>
            <text:p text:id="id73" text:style-name="P8"><text:span text:style-name="T43"><text:s text:c="2"/></text:span><text:span text:style-name="T44"><text:s/></text:span><text:span text:style-name="T44">{[1 <text:s text:c="5"/>3)</text:span><text:span text:style-name="T45">-&gt;1</text:span><text:span text:style-name="T44"> <text:s text:c="8"/>} </text:span></text:p>
            <text:p text:id="id74" text:style-name="P8"><text:span text:style-name="T43"><text:s/></text:span><text:span text:style-name="T43">+ <text:s text:c="5"/>[2 <text:s text:c="5"/>4)</text:span><text:span text:style-name="T46">-&gt;1</text:span></text:p>
            <text:p text:id="id77" text:style-name="P8"><text:span text:style-name="T43"><text:s/></text:span><text:span text:style-name="T43">+ <text:s text:c="15"/>[4 5)</text:span><text:span text:style-name="T46">-&gt;1</text:span></text:p>
            <text:p text:style-name="P8"><text:span text:style-name="T43"/></text:p>
            <text:p text:id="id75" text:style-name="P8"><text:span text:style-name="T43"><text:s/></text:span><text:span text:style-name="T43">={[1 2)[2 3)[3 4) <text:s text:c="7"/>}</text:span></text:p>
            <text:p text:id="id76" text:style-name="P8"><text:span text:style-name="T43"><text:s text:c="4"/></text:span><text:span text:style-name="T46">-&gt;1 <text:s/>-&gt;2 <text:s/>-&gt;1</text:span><text:span text:style-name="T43"> <text:s text:c="5"/></text:span></text:p>
            <text:p text:id="id78" text:style-name="P8"><text:span text:style-name="T43"><text:s/></text:span><text:span text:style-name="T43">={[1 2)[2 3)[3 <text:s text:c="5"/>5) <text:s text:c="2"/>}</text:span></text:p>
            <text:p text:id="id79" text:style-name="P8"><text:span text:style-name="T43"><text:s text:c="4"/></text:span><text:span text:style-name="T46">-&gt;1 <text:s/>-&gt;2 <text:s text:c="4"/>-&gt;1</text:span><text:span text:style-name="T43"> <text:s text:c="5"/></text:span></text:p>
            <text:p text:style-name="P8"><text:span text:style-name="T4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5" draw:layer="layout" svg:width="23cm" svg:height="4.405cm" svg:x="1cm" svg:y="4cm" presentation:class="outline" presentation:user-transformed="true">
          <draw:text-box>
            <text:list text:style-name="L2">
              <text:list-item>
                <text:p text:id="id80">Interval Combining Styles: <text:span text:style-name="T41">Splitting</text:span></text:p>
                <text:list>
                  <text:list-item>
                    <text:p text:id="id81"><text:span text:style-name="T47">Intervals are split on overlap and kept separate on touch</text:span></text:p>
                  </text:list-item>
                  <text:list-item>
                    <text:p text:id="id82">All interval borders are preserved (insertion memory)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11.008cm" svg:height="8.9cm" svg:x="0.929cm" svg:y="9.676cm">
          <draw:text-box>
            <text:p text:style-name="P8"><text:span text:style-name="T43"><text:s/></text:span><text:span text:style-name="T10">split_interval_set</text:span></text:p>
            <text:p text:style-name="P8"><text:span text:style-name="T43"><text:s/></text:span></text:p>
            <text:p text:id="id83" text:style-name="P8"><text:span text:style-name="T43"><text:s text:c="3"/></text:span><text:span text:style-name="T43">{[1 <text:s text:c="5"/>3) <text:s text:c="9"/>}</text:span></text:p>
            <text:p text:id="id84" text:style-name="P8"><text:span text:style-name="T43"><text:s/></text:span><text:span text:style-name="T43">+ <text:s text:c="6"/>[2 <text:s text:c="5"/>4)</text:span></text:p>
            <text:p text:id="id86" text:style-name="P8"><text:span text:style-name="T43"><text:s/></text:span><text:span text:style-name="T43">+ <text:s text:c="16"/>[4 5)</text:span></text:p>
            <text:p text:style-name="P8"><text:span text:style-name="T43"/></text:p>
            <text:p text:id="id85" text:style-name="P8"><text:span text:style-name="T43"><text:s/></text:span><text:span text:style-name="T43">= {[1 2)[2 3)[3 4) <text:s text:c="4"/>}</text:span></text:p>
            <text:p text:style-name="P8"><text:span text:style-name="T43"><text:s/></text:span></text:p>
            <text:p text:id="id87" text:style-name="P8"><text:span text:style-name="T43"><text:s/></text:span><text:span text:style-name="T43">= {[1 2)[2 3)[3 4)[4 5)} </text:span></text:p>
            <text:p text:style-name="P8"><text:span text:style-name="T43"/></text:p>
            <text:p text:style-name="P8"><text:span text:style-name="T43"/></text:p>
          </draw:text-box>
        </draw:frame>
        <draw:frame draw:style-name="gr9" draw:text-style-name="P16" draw:layer="layout" svg:width="11.856cm" svg:height="8.9cm" svg:x="13.029cm" svg:y="9.676cm">
          <draw:text-box>
            <text:p text:style-name="P8"><text:span text:style-name="T10"><text:s/></text:span><text:span text:style-name="T10">split_interval_map</text:span></text:p>
            <text:p text:style-name="P8"><text:span text:style-name="T43"><text:s/></text:span></text:p>
            <text:p text:id="id88" text:style-name="P8"><text:span text:style-name="T43"><text:s text:c="2"/></text:span><text:span text:style-name="T44"><text:s/></text:span><text:span text:style-name="T44">{[1 <text:s text:c="5"/>3)</text:span><text:span text:style-name="T45">-&gt;1</text:span><text:span text:style-name="T44"> <text:s text:c="8"/>} </text:span></text:p>
            <text:p text:id="id89" text:style-name="P8"><text:span text:style-name="T43"><text:s/></text:span><text:span text:style-name="T43">+ <text:s text:c="5"/>[2 <text:s text:c="5"/>4)</text:span><text:span text:style-name="T46">-&gt;1</text:span></text:p>
            <text:p text:id="id92" text:style-name="P8"><text:span text:style-name="T43"><text:s/></text:span><text:span text:style-name="T43">+ <text:s text:c="15"/>[4 5)</text:span><text:span text:style-name="T46">-&gt;1</text:span></text:p>
            <text:p text:style-name="P8"><text:span text:style-name="T43"/></text:p>
            <text:p text:id="id90" text:style-name="P8"><text:span text:style-name="T43"><text:s/></text:span><text:span text:style-name="T43">={[1 2)[2 3)[3 4) <text:s text:c="7"/>}</text:span></text:p>
            <text:p text:id="id91" text:style-name="P8"><text:span text:style-name="T43"><text:s text:c="4"/></text:span><text:span text:style-name="T46">-&gt;1 <text:s/>-&gt;2 <text:s/>-&gt;1</text:span><text:span text:style-name="T43"> <text:s text:c="5"/></text:span></text:p>
            <text:p text:id="id93" text:style-name="P8"><text:span text:style-name="T43"><text:s/></text:span><text:span text:style-name="T43">={[1 2)[2 3)[3 4)[4 5) <text:s text:c="2"/>}</text:span></text:p>
            <text:p text:id="id94" text:style-name="P8"><text:span text:style-name="T43"><text:s text:c="4"/></text:span><text:span text:style-name="T46">-&gt;1 <text:s/>-&gt;2 <text:s/>-&gt;1</text:span><text:span text:style-name="T43"> <text:s/></text:span><text:span text:style-name="T46">-&gt;1</text:span><text:span text:style-name="T43"> <text:s text:c="3"/></text:span></text:p>
            <text:p text:style-name="P8"><text:span text:style-name="T4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6" draw:layer="layout" svg:width="23cm" svg:height="5.572cm" svg:x="1cm" svg:y="4cm" presentation:class="outline" presentation:user-transformed="true">
          <draw:text-box>
            <text:list text:style-name="L2">
              <text:list-item>
                <text:p>Interval Combining Styles: <text:span text:style-name="T41">Separating</text:span></text:p>
                <text:list>
                  <text:list-item>
                    <text:p><text:span text:style-name="T48">Intervals are joined on overlap but kept separate on touch</text:span></text:p>
                  </text:list-item>
                  <text:list-item>
                    <text:p><text:span text:style-name="T48">Preserves borders that are never crossed (preserves a hidden grid).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11.008cm" svg:height="8.9cm" svg:x="7.029cm" svg:y="10.376cm">
          <draw:text-box>
            <text:p text:style-name="P8"><text:span text:style-name="T43"><text:s/></text:span><text:span text:style-name="T10">separate_interval_set</text:span></text:p>
            <text:p text:style-name="P8"><text:span text:style-name="T43"><text:s/></text:span></text:p>
            <text:p text:style-name="P8"><text:span text:style-name="T43"><text:s text:c="3"/></text:span><text:span text:style-name="T43">{[1 <text:s text:c="5"/>3) <text:s text:c="9"/>}</text:span></text:p>
            <text:p text:style-name="P8"><text:span text:style-name="T43"><text:s/></text:span><text:span text:style-name="T43">+ <text:s text:c="6"/>[2 <text:s text:c="5"/>4)</text:span></text:p>
            <text:p text:style-name="P8"><text:span text:style-name="T43"><text:s/></text:span><text:span text:style-name="T43">+ <text:s text:c="16"/>[4 5)</text:span></text:p>
            <text:p text:style-name="P8"><text:span text:style-name="T43"/></text:p>
            <text:p text:style-name="P8"><text:span text:style-name="T43"><text:s/></text:span><text:span text:style-name="T43">= {[1 <text:s text:c="10"/>4) <text:s text:c="4"/>}</text:span></text:p>
            <text:p text:style-name="P8"><text:span text:style-name="T43"><text:s/></text:span></text:p>
            <text:p text:style-name="P8"><text:span text:style-name="T43"><text:s/></text:span><text:span text:style-name="T43">= {[1 <text:s text:c="10"/>4)[4 5)} </text:span></text:p>
            <text:p text:style-name="P8"><text:span text:style-name="T43"/></text:p>
            <text:p text:style-name="P8"><text:span text:style-name="T43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7" draw:layer="layout" svg:width="23cm" svg:height="1.448cm" svg:x="1cm" svg:y="4cm" presentation:class="outline" presentation:user-transformed="true">
          <draw:text-box>
            <text:list text:style-name="L2">
              <text:list-item>
                <text:p>A few instances of intervals (interval.cpp)</text:p>
              </text:list-item>
            </text:list>
          </draw:text-box>
        </draw:frame>
        <draw:frame draw:style-name="gr8" draw:text-style-name="P15" draw:layer="layout" svg:width="23.768cm" svg:height="10.622cm" svg:x="1.056cm" svg:y="6.06cm">
          <draw:text-box>
            <text:p text:id="id95" text:style-name="P8"><text:span text:style-name="T33">interval&lt;</text:span><text:span text:style-name="T32">int</text:span><text:span text:style-name="T33">&gt; int_interval = interval&lt;</text:span><text:span text:style-name="T32">int</text:span><text:span text:style-name="T33">&gt;::</text:span><text:span text:style-name="T49">closed</text:span><text:span text:style-name="T33">(3,7);</text:span></text:p>
            <text:p text:style-name="P8"><text:span text:style-name="T33"/></text:p>
            <text:p text:id="id96" text:style-name="P8"><text:span text:style-name="T33">interval&lt;</text:span><text:span text:style-name="T32">double</text:span><text:span text:style-name="T33">&gt; sqrt_interval</text:span><text:span text:style-name="T33"><text:line-break/></text:span><text:span text:style-name="T33"> <text:s/>= interval&lt;</text:span><text:span text:style-name="T32">double</text:span><text:span text:style-name="T33">&gt;::</text:span><text:span text:style-name="T49">rightopen</text:span><text:span text:style-name="T33">(1/sqrt(2.0), sqrt(2.0));</text:span></text:p>
            <text:p text:style-name="P8"><text:span text:style-name="T33"/></text:p>
            <text:p text:id="id97" text:style-name="P8"><text:span text:style-name="T33">interval&lt;</text:span><text:span text:style-name="T50">std::string</text:span><text:span text:style-name="T33">&gt; city_interval</text:span><text:span text:style-name="T33"><text:line-break/></text:span><text:span text:style-name="T33"> <text:s/>= interval&lt;std::string&gt;::</text:span><text:span text:style-name="T49">leftopen</text:span><text:span text:style-name="T33">(</text:span><text:span text:style-name="T36">"Barcelona"</text:span><text:span text:style-name="T33">, </text:span><text:span text:style-name="T36">"Boston"</text:span><text:span text:style-name="T33">);</text:span></text:p>
            <text:p text:style-name="P8"><text:span text:style-name="T33"/></text:p>
            <text:p text:id="id98"><text:span text:style-name="T33">interval&lt;</text:span><text:span text:style-name="T50">boost::</text:span><text:span text:style-name="T51">ptime</text:span><text:span text:style-name="T33">&gt; time_interval</text:span><text:span text:style-name="T33"><text:line-break/></text:span><text:span text:style-name="T33"> <text:s/>= interval&lt;</text:span><text:span text:style-name="T50">boost::</text:span><text:span text:style-name="T51">ptime</text:span><text:span text:style-name="T33">&gt;::</text:span><text:span text:style-name="T49">open</text:span><text:span text:style-name="T33">(</text:span><text:span text:style-name="T33"><text:line-break/></text:span><text:span text:style-name="T33"> <text:s text:c="22"/></text:span><text:span text:style-name="T52">time_from_string(</text:span><text:span text:style-name="T53">"2008-05-20 19:30"</text:span><text:span text:style-name="T54">)</text:span><text:span text:style-name="T33">,</text:span><text:span text:style-name="T33"><text:line-break/></text:span><text:span text:style-name="T33"> <text:s text:c="22"/></text:span><text:span text:style-name="T52">time_from_string(</text:span><text:span text:style-name="T53">"2008-05-20 23:00"</text:span><text:span text:style-name="T54">)</text:span></text:p>
            <text:p text:id="id99"><text:span text:style-name="T54"><text:s text:c="4"/></text:span><text:span text:style-name="T33">);</text:span><text:span text:style-name="T33"><text:line-break/></text:span><text:span text:style-name="T3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8" draw:text-style-name="P12" draw:layer="layout" svg:width="23cm" svg:height="1.876cm" svg:x="1cm" svg:y="3.3cm" presentation:class="outline" presentation:user-transformed="true">
          <draw:text-box>
            <text:list text:style-name="L2">
              <text:list-item>
                <text:p><text:span text:style-name="T26">A way to iterate over months and weeks </text:span><text:span text:style-name="T26"><text:line-break/></text:span><text:span text:style-name="T26">(</text:span><text:span text:style-name="T55">month_and_week_grid.cpp</text:span><text:span text:style-name="T26">)</text:span></text:p>
              </text:list-item>
            </text:list>
          </draw:text-box>
        </draw:frame>
        <draw:frame draw:style-name="gr10" draw:text-style-name="P17" draw:layer="layout" svg:width="24.196cm" svg:height="15.151cm" svg:x="1.056cm" svg:y="5.16cm">
          <draw:text-box>
            <text:p text:style-name="P8"><text:span text:style-name="T56"/></text:p>
            <text:p text:id="id100" text:style-name="P8"><text:span text:style-name="T56">#include</text:span><text:span text:style-name="T57"> </text:span><text:span text:style-name="T58">&lt;boost/itl/gregorian.hpp&gt; </text:span><text:span text:style-name="T59">//boost::gregorian plus adapter code</text:span><text:span text:style-name="T57"> </text:span></text:p>
            <text:p text:id="id101" text:style-name="P8"><text:span text:style-name="T56">#include</text:span><text:span text:style-name="T60"> </text:span><text:span text:style-name="T58">&lt;boost/itl/split_interval_set.hpp&gt;</text:span></text:p>
            <text:p text:style-name="P8"><text:span text:style-name="T57"/></text:p>
            <text:p text:id="id102" text:style-name="P8"><text:span text:style-name="T57">// A split_interval_set of gregorian dates as date_grid.</text:span><text:span text:style-name="T57"><text:line-break/></text:span><text:span text:style-name="T61">typedef</text:span><text:span text:style-name="T62"> split_interval_set&lt;boost::gregorian::date&gt; date_grid;</text:span></text:p>
            <text:p text:style-name="P8"><text:span text:style-name="T62"/></text:p>
            <text:p text:id="id103" text:style-name="P8"><text:span text:style-name="T57">// Compute a date_grid of months using boost::gregorian.</text:span></text:p>
            <text:p text:id="id104" text:style-name="P8"><text:span text:style-name="T60">date_grid month_grid(</text:span><text:span text:style-name="T56">const</text:span><text:span text:style-name="T60"> interval&lt;date&gt;&amp; scope)</text:span></text:p>
            <text:p text:id="id105" text:style-name="P8"><text:span text:style-name="T60">{</text:span></text:p>
            <text:p text:id="id106" text:style-name="P8"><text:span text:style-name="T60"><text:s text:c="4"/></text:span><text:span text:style-name="T63">date_grid</text:span><text:span text:style-name="T60"> month_grid;</text:span></text:p>
            <text:p text:id="id107" text:style-name="P8"><text:span text:style-name="T60"><text:s text:c="4"/></text:span><text:span text:style-name="T64">// Compute a date_grid of months using boost::gregorian.</text:span></text:p>
            <text:p text:id="id108" text:style-name="P8"><text:span text:style-name="T64"><text:s text:c="4"/></text:span><text:span text:style-name="T64">. . .</text:span></text:p>
            <text:p text:id="id109" text:style-name="P8"><text:span text:style-name="T60"><text:s text:c="4"/></text:span><text:span text:style-name="T56">return</text:span><text:span text:style-name="T60"> month_grid;</text:span></text:p>
            <text:p text:id="id110" text:style-name="P8"><text:span text:style-name="T60">}</text:span></text:p>
            <text:p text:style-name="P8"><text:span text:style-name="T60"/></text:p>
            <text:p text:id="id111" text:style-name="P8"><text:span text:style-name="T57">// Compute a date_grid of weeks using boost::gregorian.</text:span></text:p>
            <text:p text:id="id112" text:style-name="P8"><text:span text:style-name="T60">date_grid week_grid(</text:span><text:span text:style-name="T56">const</text:span><text:span text:style-name="T60"> interval&lt;date&gt;&amp; scope)</text:span></text:p>
            <text:p text:id="id113" text:style-name="P8"><text:span text:style-name="T60">{</text:span></text:p>
            <text:p text:id="id114" text:style-name="P8"><text:span text:style-name="T60"><text:s text:c="4"/></text:span><text:span text:style-name="T63">date_grid</text:span><text:span text:style-name="T60"> week_grid;</text:span></text:p>
            <text:p text:id="id115" text:style-name="P8"><text:span text:style-name="T60"><text:s text:c="4"/></text:span><text:span text:style-name="T64">// Compute a date_grid of weeks using boost::gregorian.</text:span></text:p>
            <text:p text:id="id116" text:style-name="P8"><text:span text:style-name="T64"><text:s text:c="4"/></text:span><text:span text:style-name="T64">. . .</text:span></text:p>
            <text:p text:id="id117" text:style-name="P8"><text:span text:style-name="T60"><text:s text:c="4"/></text:span><text:span text:style-name="T56">return</text:span><text:span text:style-name="T60"> week_grid;</text:span></text:p>
            <text:p text:id="id118" text:style-name="P8"><text:span text:style-name="T60">}</text:span><text:span text:style-name="T60"><text:line-break/></text:span><text:span text:style-name="T6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9" draw:text-style-name="P12" draw:layer="layout" svg:width="23cm" svg:height="1.292cm" svg:x="1cm" svg:y="3.7cm" presentation:class="outline" presentation:user-transformed="true">
          <draw:text-box>
            <text:list text:style-name="L2">
              <text:list-item>
                <text:p><text:span text:style-name="T26">A way to iterate over months and weeks</text:span></text:p>
              </text:list-item>
            </text:list>
          </draw:text-box>
        </draw:frame>
        <draw:frame draw:style-name="gr10" draw:text-style-name="P17" draw:layer="layout" svg:width="24.196cm" svg:height="15.151cm" svg:x="1.056cm" svg:y="5.161cm">
          <draw:text-box>
            <text:p text:style-name="P8"><text:span text:style-name="T56">void</text:span><text:span text:style-name="T60"> month_and_time_grid()</text:span></text:p>
            <text:p text:style-name="P8"><text:span text:style-name="T60">{</text:span></text:p>
            <text:p text:id="id119" text:style-name="P8"><text:span text:style-name="T60"><text:s text:c="4"/></text:span><text:span text:style-name="T60">date someday = day_clock::local_day();</text:span><text:span text:style-name="T60"><text:line-break/></text:span><text:span text:style-name="T60"> <text:s text:c="3"/>date thenday = someday + months(2);</text:span><text:span text:style-name="T60"><text:line-break/></text:span><text:span text:style-name="T60"> <text:s text:c="3"/>interval&lt;date&gt; scope = interval&lt;date&gt;::rightopen(someday, thenday);</text:span></text:p>
            <text:p text:style-name="P8"><text:span text:style-name="T60"/></text:p>
            <text:p text:id="id120" text:style-name="P8"><text:span text:style-name="T60"><text:s text:c="4"/></text:span><text:span text:style-name="T57">// An intersection of the month and week grids ...</text:span><text:span text:style-name="T57"><text:line-break/></text:span><text:span text:style-name="T60"> <text:s text:c="3"/></text:span><text:span text:style-name="T63">date_grid </text:span><text:span text:style-name="T60">month_and_week_grid </text:span><text:span text:style-name="T60"><text:line-break/></text:span><text:span text:style-name="T60"> <text:s text:c="7"/>= month_grid(scope) &amp; week_grid(scope);</text:span><text:span text:style-name="T60"><text:line-break/></text:span><text:span text:style-name="T60"/></text:p>
            <text:p text:id="id121" text:style-name="P8"><text:span text:style-name="T60"><text:s text:c="4"/></text:span><text:span text:style-name="T57">// ... allows to iterate months and weeks. Whenever a month</text:span><text:span text:style-name="T57"><text:line-break/></text:span><text:span text:style-name="T57"> <text:s text:c="3"/>// or a week changes there is a new interval.</text:span><text:span text:style-name="T57"><text:line-break/></text:span><text:span text:style-name="T57"> <text:s text:c="3"/></text:span><text:span text:style-name="T61">for</text:span><text:span text:style-name="T63">(date_grid::iterator it = month_and_week_grid.begin(); </text:span></text:p>
            <text:p text:id="id122" text:style-name="P8"><text:span text:style-name="T65"><text:s text:c="8"/></text:span><text:span text:style-name="T65">it != month_and_week_grid.end(); it++)</text:span><text:span text:style-name="T65"><text:line-break/></text:span><text:span text:style-name="T65"> <text:s text:c="3"/>{ <text:s text:c="2"/>. . . <text:s text:c="2"/>}</text:span></text:p>
            <text:p text:style-name="P8"><text:span text:style-name="T65"/></text:p>
            <text:p text:id="id123" text:style-name="P8"><text:span text:style-name="T59"><text:s text:c="4"/></text:span><text:span text:style-name="T59">// We can also intersect the grid into an interval_map to make</text:span><text:span text:style-name="T59"><text:line-break/></text:span><text:span text:style-name="T59"> <text:s text:c="3"/>// shure that all intervals are within months and week bounds.</text:span><text:span text:style-name="T59"><text:line-break/></text:span><text:span text:style-name="T65"> <text:s text:c="3"/>interval_map&lt;</text:span><text:span text:style-name="T63">boost::gregorian::date, some_type&gt; accrual;</text:span><text:span text:style-name="T63"><text:line-break/></text:span><text:span text:style-name="T63"> <text:s text:c="3"/>compute_some_result(accrual, scope);</text:span><text:span text:style-name="T63"><text:line-break/></text:span><text:span text:style-name="T63"> <text:s text:c="3"/>accrual &amp;= month_and_week_grid;</text:span></text:p>
            <text:p text:style-name="P8"><text:span text:style-name="T63"/></text:p>
            <text:p text:style-name="P8"><text:span text:style-name="T6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0" draw:layer="layout" svg:width="23cm" svg:height="2.981cm" svg:x="1cm" svg:y="3.2cm" presentation:class="outline" presentation:user-transformed="true">
          <draw:text-box>
            <text:list text:style-name="L2">
              <text:list-item>
                <text:p><text:span text:style-name="T66">Aggregating with interval_maps</text:span></text:p>
                <text:list>
                  <text:list-item>
                    <text:p><text:span text:style-name="T26">Computing averages via implementing </text:span><text:span text:style-name="T67">operator</text:span><text:span text:style-name="T68"> +=</text:span><text:span text:style-name="T68"><text:line-break/></text:span><text:span text:style-name="T69">(partys_guest_average.cpp)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4.196cm" svg:height="14.036cm" svg:x="1.056cm" svg:y="6.349cm">
          <draw:text-box>
            <text:p text:style-name="P8"><text:span text:style-name="T56"/></text:p>
            <text:p text:id="id124" text:style-name="P8"><text:span text:style-name="T56">class</text:span><text:span text:style-name="T60"> </text:span><text:span text:style-name="T70">counted_sum</text:span><text:span text:style-name="T70"><text:line-break/></text:span><text:span text:style-name="T60">{</text:span><text:span text:style-name="T60"><text:line-break/></text:span><text:span text:style-name="T56">public</text:span><text:span text:style-name="T60">:</text:span><text:span text:style-name="T60"><text:line-break/></text:span><text:span text:style-name="T60"><text:tab/></text:span><text:span text:style-name="T70">counted_sum()</text:span><text:span text:style-name="T60">:_sum(0),_count(0){}</text:span><text:span text:style-name="T60"><text:line-break/></text:span><text:span text:style-name="T60"><text:tab/></text:span><text:span text:style-name="T60">counted_sum(</text:span><text:span text:style-name="T56">int</text:span><text:span text:style-name="T60"> sum):_sum(sum),_count(1){}</text:span></text:p>
            <text:p text:style-name="P8"><text:span text:style-name="T60"/></text:p>
            <text:p text:id="id125" text:style-name="P8"><text:span text:style-name="T60"><text:tab/></text:span><text:span text:style-name="T56">int</text:span><text:span text:style-name="T60"> sum()</text:span><text:span text:style-name="T56">const</text:span><text:span text:style-name="T60"> <text:s/>{</text:span><text:span text:style-name="T56">return</text:span><text:span text:style-name="T60"> _sum;}</text:span><text:span text:style-name="T60"><text:line-break/></text:span><text:span text:style-name="T60"><text:tab/></text:span><text:span text:style-name="T56">int</text:span><text:span text:style-name="T60"> count()</text:span><text:span text:style-name="T56">const</text:span><text:span text:style-name="T60">{</text:span><text:span text:style-name="T56">return</text:span><text:span text:style-name="T60"> _count;}</text:span><text:span text:style-name="T60"><text:line-break/></text:span><text:span text:style-name="T60"><text:tab/></text:span><text:span text:style-name="T56">double</text:span><text:span text:style-name="T60"> average()</text:span><text:span text:style-name="T56">const</text:span><text:span text:style-name="T56"><text:line-break/></text:span><text:span text:style-name="T56"> <text:s text:c="3"/></text:span><text:span text:style-name="T60">{ </text:span><text:span text:style-name="T56">return</text:span><text:span text:style-name="T60"> _count==0 ? 0.0 : _sum/</text:span><text:span text:style-name="T56">static_cast</text:span><text:span text:style-name="T60">&lt;</text:span><text:span text:style-name="T56">double</text:span><text:span text:style-name="T60">&gt;(_count); }</text:span></text:p>
            <text:p text:style-name="P8"><text:span text:style-name="T60"/></text:p>
            <text:p text:id="id126" text:style-name="P8"><text:span text:style-name="T60"><text:tab/></text:span><text:span text:style-name="T60">counted_sum&amp; </text:span><text:span text:style-name="T70">operator +=</text:span><text:span text:style-name="T60"> (</text:span><text:span text:style-name="T56">const</text:span><text:span text:style-name="T60"> counted_sum&amp; right)</text:span><text:span text:style-name="T60"><text:line-break/></text:span><text:span text:style-name="T60"><text:tab/></text:span><text:span text:style-name="T60">{ _sum += right.sum(); _count += right.count(); </text:span><text:span text:style-name="T56">return</text:span><text:span text:style-name="T60"> *</text:span><text:span text:style-name="T56">this</text:span><text:span text:style-name="T60">; }</text:span></text:p>
            <text:p text:style-name="P8"><text:span text:style-name="T60"/></text:p>
            <text:p text:id="id127" text:style-name="P8"><text:span text:style-name="T56">private</text:span><text:span text:style-name="T60">:</text:span><text:span text:style-name="T60"><text:line-break/></text:span><text:span text:style-name="T60"><text:tab/></text:span><text:span text:style-name="T56">int</text:span><text:span text:style-name="T60"> _sum;</text:span><text:span text:style-name="T60"><text:line-break/></text:span><text:span text:style-name="T60"><text:tab/></text:span><text:span text:style-name="T56">int</text:span><text:span text:style-name="T60"> _count;</text:span><text:span text:style-name="T60"><text:line-break/></text:span><text:span text:style-name="T60">};</text:span></text:p>
            <text:p text:style-name="P8"><text:span text:style-name="T60"/></text:p>
            <text:p text:id="id128" text:style-name="P8"><text:span text:style-name="T56">bool</text:span><text:span text:style-name="T60"> </text:span><text:span text:style-name="T70">operator ==</text:span><text:span text:style-name="T60"> (</text:span><text:span text:style-name="T56">const</text:span><text:span text:style-name="T60"> counted_sum&amp; left, </text:span><text:span text:style-name="T56">const</text:span><text:span text:style-name="T60"> counted_sum&amp; right)</text:span><text:span text:style-name="T60"><text:line-break/></text:span><text:span text:style-name="T60">{ </text:span><text:span text:style-name="T56">return</text:span><text:span text:style-name="T60"> left.sum()==right.sum() &amp;&amp; left.count()==right.count(); } </text:span></text:p>
            <text:p text:style-name="P8"><text:span text:style-name="T6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1" draw:layer="layout" svg:width="23cm" svg:height="2.264cm" svg:x="1cm" svg:y="3.3cm" presentation:class="outline" presentation:user-transformed="true">
          <draw:text-box>
            <text:list text:style-name="L2">
              <text:list-item>
                <text:p><text:span text:style-name="T66">Aggregating with interval_maps</text:span></text:p>
                <text:list>
                  <text:list-item>
                    <text:p><text:span text:style-name="T26">Computing averages via implementing </text:span><text:span text:style-name="T67">operator</text:span><text:span text:style-name="T68"> +=</text:span></text:p>
                  </text:list-item>
                </text:list>
              </text:list-item>
            </text:list>
          </draw:text-box>
        </draw:frame>
        <draw:frame draw:style-name="gr12" draw:text-style-name="P18" draw:layer="layout" svg:width="24.196cm" svg:height="14.437cm" svg:x="1.062cm" svg:y="5.776cm">
          <draw:text-box>
            <text:p text:id="id129" text:style-name="P8"><text:span text:style-name="T71">void</text:span><text:span text:style-name="T72"> partys_height_average()</text:span><text:span text:style-name="T72"><text:line-break/></text:span><text:span text:style-name="T72">{</text:span><text:span text:style-name="T72"><text:line-break/></text:span><text:span text:style-name="T72"> <text:s text:c="3"/>interval_map&lt;ptime, </text:span><text:span text:style-name="T73">counted_sum</text:span><text:span text:style-name="T72">&gt; height_sums;</text:span></text:p>
            <text:p text:style-name="P8"><text:span text:style-name="T72"/></text:p>
            <text:p text:id="id130" text:style-name="P8"><text:span text:style-name="T72"><text:s text:c="4"/></text:span><text:span text:style-name="T72">height_sums </text:span><text:span text:style-name="T73">+=</text:span><text:span text:style-name="T72"> (</text:span><text:span text:style-name="T72"><text:line-break/></text:span><text:span text:style-name="T72"> <text:s text:c="5"/>make_pair(</text:span><text:span text:style-name="T72"><text:line-break/></text:span><text:span text:style-name="T72"> <text:s text:c="7"/>interval&lt;ptime&gt;::rightopen(</text:span><text:span text:style-name="T72"><text:line-break/></text:span><text:span text:style-name="T72"> <text:s text:c="9"/>time_from_string(</text:span><text:span text:style-name="T74">"2008-05-20 19:30"</text:span><text:span text:style-name="T72">), </text:span><text:span text:style-name="T72"><text:line-break/></text:span><text:span text:style-name="T72"> <text:s text:c="9"/>time_from_string(</text:span><text:span text:style-name="T74">"2008-05-20 23:00"</text:span><text:span text:style-name="T72">)), </text:span><text:span text:style-name="T72"><text:line-break/></text:span><text:span text:style-name="T72"> <text:s text:c="9"/></text:span><text:span text:style-name="T73">counted_sum(165)</text:span><text:span text:style-name="T72">) </text:span><text:span text:style-name="T75">// Mary is 1,65 m tall.</text:span><text:span text:style-name="T75"><text:line-break/></text:span><text:span text:style-name="T72"> <text:s text:c="3"/>);</text:span></text:p>
            <text:p text:style-name="P8"><text:span text:style-name="T72"/></text:p>
            <text:p text:id="id131" text:style-name="P8"><text:span text:style-name="T72"><text:s text:c="4"/></text:span><text:span text:style-name="T76">// Add height of more pary guests . . .</text:span><text:span text:style-name="T72"> </text:span></text:p>
            <text:p text:style-name="P8"><text:span text:style-name="T72"/></text:p>
            <text:p text:id="id132" text:style-name="P8"><text:span text:style-name="T72"><text:s text:c="4"/></text:span><text:span text:style-name="T72">interval_map&lt;ptime, counted_sum&gt;::iterator height_sum_ =</text:span><text:span text:style-name="T72"><text:line-break/></text:span><text:span text:style-name="T72"> <text:s text:c="7"/>height_sums.begin();</text:span><text:span text:style-name="T72"><text:line-break/></text:span><text:span text:style-name="T72"> <text:s text:c="3"/></text:span><text:span text:style-name="T71">while</text:span><text:span text:style-name="T72">(height_sum_ != height_sums.end())</text:span><text:span text:style-name="T72"><text:line-break/></text:span><text:span text:style-name="T72"> <text:s text:c="3"/>{</text:span><text:span text:style-name="T72"><text:line-break/></text:span><text:span text:style-name="T72"> <text:s text:c="7"/>interval&lt;ptime&gt; when = height_sum_-&gt;first;</text:span><text:span text:style-name="T72"><text:line-break/></text:span><text:span text:style-name="T72"> <text:s text:c="7"/></text:span><text:span text:style-name="T71">double</text:span><text:span text:style-name="T72"> height_average = (*height_sum_++).second.</text:span><text:span text:style-name="T73">average()</text:span><text:span text:style-name="T72">;</text:span></text:p>
            <text:p text:style-name="P8"><text:span text:style-name="T72"/></text:p>
            <text:p text:id="id133" text:style-name="P8"><text:span text:style-name="T72"><text:s text:c="8"/></text:span><text:span text:style-name="T72">cout &lt;&lt; </text:span><text:span text:style-name="T74">"["</text:span><text:span text:style-name="T72"> &lt;&lt; when.first() &lt;&lt; </text:span><text:span text:style-name="T74">" - "</text:span><text:span text:style-name="T72"> &lt;&lt; when.upper() &lt;&lt; </text:span><text:span text:style-name="T74">")"</text:span><text:span text:style-name="T74"><text:line-break/></text:span><text:span text:style-name="T72"> <text:s text:c="12"/>&lt;&lt; </text:span><text:span text:style-name="T74">": "</text:span><text:span text:style-name="T72"> &lt;&lt; height_average &lt;&lt; </text:span><text:span text:style-name="T74">" cm"</text:span><text:span text:style-name="T72"> &lt;&lt; endl;</text:span><text:span text:style-name="T72"><text:line-break/></text:span><text:span text:style-name="T72"> <text:s text:c="3"/>}</text:span><text:span text:style-name="T72"><text:line-break/></text:span><text:span text:style-name="T7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7" draw:layer="layout" svg:width="23.668cm" svg:height="16.001cm" svg:x="1cm" svg:y="4cm" presentation:class="outline" presentation:user-transformed="true">
          <draw:text-box>
            <text:list text:style-name="L2">
              <text:list-item>
                <text:p text:id="id134">Interval containers allow to express a variety of date and time operations in an easy way.</text:p>
                <text:list>
                  <text:list-item>
                    <text:p text:id="id135">Example <text:span text:style-name="T77">man_power.cpp</text:span><text:span text:style-name="T78"> ...</text:span></text:p>
                  </text:list-item>
                  <text:list-item>
                    <text:p text:id="id136"><text:span text:style-name="T79">Subtract weekends and holidays from an interval_set</text:span><text:span text:style-name="T80"><text:line-break/></text:span><text:span text:style-name="T77">worktime </text:span><text:span text:style-name="T81">-=</text:span><text:span text:style-name="T77"> weekends(scope)</text:span><text:span text:style-name="T77"><text:line-break/></text:span><text:span text:style-name="T77">worktime </text:span><text:span text:style-name="T81">-=</text:span><text:span text:style-name="T77"> german_reunification_day</text:span></text:p>
                  </text:list-item>
                  <text:list-item>
                    <text:p text:id="id137"><text:span text:style-name="T79">Intersect an interval_map with an interval_set</text:span><text:span text:style-name="T80"><text:line-break/></text:span><text:span text:style-name="T82">claudias_working_hours </text:span><text:span text:style-name="T83">&amp;=</text:span><text:span text:style-name="T82"> worktime</text:span></text:p>
                  </text:list-item>
                  <text:list-item>
                    <text:p text:id="id138"><text:span text:style-name="T79">Subtract and interval_set from an interval map</text:span><text:span text:style-name="T79"><text:line-break/></text:span><text:span text:style-name="T84">claudias_working_hours </text:span><text:span text:style-name="T85">-=</text:span><text:span text:style-name="T84"> claudias_absense_times</text:span></text:p>
                  </text:list-item>
                  <text:list-item>
                    <text:p text:id="id139"><text:span text:style-name="T79">Adding interval_maps</text:span><text:span text:style-name="T79"><text:line-break/></text:span><text:span text:style-name="T86">interval_map&lt;date,</text:span><text:span text:style-name="T87">int</text:span><text:span text:style-name="T88">&gt; manpower;</text:span><text:span text:style-name="T88"><text:line-break/></text:span><text:span text:style-name="T82">manpower </text:span><text:span text:style-name="T83">+=</text:span><text:span text:style-name="T82"> claudias_working_hours;</text:span><text:span text:style-name="T82"><text:line-break/></text:span><text:span text:style-name="T82">manpower </text:span><text:span text:style-name="T83">+=</text:span><text:span text:style-name="T82"> bodos_working_hours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2" draw:layer="layout" svg:width="23cm" svg:height="2.537cm" svg:x="1cm" svg:y="3.3cm" presentation:class="outline" presentation:user-transformed="true">
          <draw:text-box>
            <text:list text:style-name="L2">
              <text:list-item>
                <text:p>Interval_maps can also be intersected<text:line-break/>Example <text:span text:style-name="T77">user_groups.cpp</text:span></text:p>
              </text:list-item>
            </text:list>
          </draw:text-box>
        </draw:frame>
        <draw:frame draw:style-name="gr12" draw:text-style-name="P18" draw:layer="layout" svg:width="24.196cm" svg:height="14.548cm" svg:x="1.062cm" svg:y="5.777cm">
          <draw:text-box>
            <text:p text:style-name="P8"><text:span text:style-name="T89"/></text:p>
            <text:p text:id="id140" text:style-name="P8"><text:span text:style-name="T61">typedef </text:span><text:span text:style-name="T63">boost::itl::set&lt;string&gt; MemberSetT;</text:span><text:span text:style-name="T63"><text:line-break/></text:span><text:span text:style-name="T61">typedef </text:span><text:span text:style-name="T63">interval_map&lt;date, MemberSetT&gt; MembershipT;</text:span></text:p>
            <text:p text:style-name="P8"><text:span text:style-name="T56"/></text:p>
            <text:p text:id="id141" text:style-name="P8"><text:span text:style-name="T56">void</text:span><text:span text:style-name="T60"> user_groups()</text:span><text:span text:style-name="T60"><text:line-break/></text:span><text:span text:style-name="T60">{</text:span><text:span text:style-name="T60"><text:line-break/></text:span><text:span text:style-name="T60"> <text:s text:c="3"/>. . .</text:span></text:p>
            <text:p text:id="id142" text:style-name="P8"><text:span text:style-name="T60"><text:line-break/></text:span><text:span text:style-name="T60"> <text:s text:c="3"/></text:span><text:span text:style-name="T63">MembershipT med_users;</text:span><text:span text:style-name="T63"><text:line-break/></text:span><text:span text:style-name="T60"> <text:s text:c="3"/></text:span><text:span text:style-name="T59">// Compute membership of medical staff</text:span><text:span text:style-name="T60"><text:line-break/></text:span><text:span text:style-name="T60"> <text:s text:c="3"/>med_users += </text:span><text:span text:style-name="T63">make_pair(</text:span><text:span text:style-name="T60">member_interval_1, </text:span><text:span text:style-name="T63">MemberSetT(</text:span><text:span text:style-name="T90">"Dr.Jekyll"</text:span><text:span text:style-name="T63">));</text:span><text:span text:style-name="T63"><text:line-break/></text:span><text:span text:style-name="T63"> <text:s text:c="3"/>med_users += . . . </text:span></text:p>
            <text:p text:id="id143" text:style-name="P8"><text:span text:style-name="T60"><text:line-break/></text:span><text:span text:style-name="T60"> <text:s text:c="3"/></text:span><text:span text:style-name="T63">MembershipT admin_users;</text:span></text:p>
            <text:p text:id="id144" text:style-name="P8"><text:span text:style-name="T60"><text:s text:c="4"/></text:span><text:span text:style-name="T59">// Compute membership of administation staff</text:span><text:span text:style-name="T60"><text:line-break/></text:span><text:span text:style-name="T60"> <text:s text:c="3"/>med_users += </text:span><text:span text:style-name="T63">make_pair(</text:span><text:span text:style-name="T60">member_interval_2, </text:span><text:span text:style-name="T63">MemberSetT(</text:span><text:span text:style-name="T90">"Mr.Hyde"</text:span><text:span text:style-name="T63">));</text:span><text:span text:style-name="T63"><text:line-break/></text:span><text:span text:style-name="T63"> <text:s text:c="3"/>. . .</text:span></text:p>
            <text:p text:style-name="P8"><text:span text:style-name="T63"/></text:p>
            <text:p text:id="id145" text:style-name="P8"><text:span text:style-name="T63"><text:s text:c="4"/></text:span><text:span text:style-name="T63">MembershipT all_users <text:s text:c="2"/>= med_users </text:span><text:span text:style-name="T91">+</text:span><text:span text:style-name="T63"> admin_users;</text:span></text:p>
            <text:p text:style-name="P8"><text:span text:style-name="T63"/></text:p>
            <text:p text:id="id146" text:style-name="P8"><text:span text:style-name="T63"><text:s text:c="4"/></text:span><text:span text:style-name="T63">MembershipT super_users = med_users </text:span><text:span text:style-name="T91">&amp;</text:span><text:span text:style-name="T63"> admin_users;</text:span><text:span text:style-name="T63"><text:line-break/></text:span><text:span text:style-name="T63"> <text:s text:c="3"/>. . .</text:span></text:p>
            <text:p text:id="id147"><text:span text:style-name="T60"><text:line-break/></text:span><text:span text:style-name="T6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3" draw:text-style-name="P12" draw:layer="layout" svg:width="23cm" svg:height="3.875cm" svg:x="1cm" svg:y="4cm" presentation:class="outline" presentation:user-transformed="true">
          <draw:text-box>
            <text:list text:style-name="L2">
              <text:list-item>
                <text:p text:id="id148"><text:span text:style-name="T26">The semantics of </text:span><text:span text:style-name="T92">itl sets</text:span><text:span text:style-name="T26"> is based on a concept </text:span><text:span text:style-name="T93">itl::Set</text:span></text:p>
                <text:list>
                  <text:list-item>
                    <text:p text:id="id149"><text:span text:style-name="T94">itl::set</text:span><text:span text:style-name="T68">, </text:span><text:span text:style-name="T94">interval_set</text:span><text:span text:style-name="T68">, </text:span><text:span text:style-name="T94">split_interval_set</text:span><text:span text:style-name="T26"> and </text:span><text:span text:style-name="T94">separate_interval_set</text:span><text:span text:style-name="T26"> are models of concept </text:span><text:span text:style-name="T93">itl::Set</text:span></text:p>
                  </text:list-item>
                </text:list>
              </text:list-item>
            </text:list>
          </draw:text-box>
        </draw:frame>
        <draw:frame draw:style-name="gr13" draw:text-style-name="P18" draw:layer="layout" svg:width="23.429cm" svg:height="11.283cm" svg:x="1.045cm" svg:y="8.41cm">
          <draw:text-box>
            <text:p text:style-name="P8"><text:span text:style-name="T89"/></text:p>
            <text:p text:id="id150" text:style-name="P8"><text:span text:style-name="T95">// Abstract part</text:span><text:span text:style-name="T95"><text:line-break/></text:span><text:span text:style-name="T96">empty set: <text:s text:c="7"/></text:span><text:span text:style-name="T97">Set</text:span><text:span text:style-name="T96">::</text:span><text:span text:style-name="T97">Set</text:span><text:span text:style-name="T96">()</text:span><text:span text:style-name="T96"><text:line-break/></text:span><text:span text:style-name="T96">subset relation: <text:s/>bool </text:span><text:span text:style-name="T97">Set</text:span><text:span text:style-name="T96">::</text:span><text:span text:style-name="T98">contained_in</text:span><text:span text:style-name="T96">(const </text:span><text:span text:style-name="T97">Set</text:span><text:span text:style-name="T96">&amp; s2)const</text:span><text:span text:style-name="T96"><text:line-break/></text:span><text:span text:style-name="T96">equality: <text:s text:c="8"/>bool </text:span><text:span text:style-name="T98">is_element_equal</text:span><text:span text:style-name="T96">(const </text:span><text:span text:style-name="T97">Set</text:span><text:span text:style-name="T96">&amp; s1, const </text:span><text:span text:style-name="T97">Set</text:span><text:span text:style-name="T96">&amp; s2)</text:span><text:span text:style-name="T96"><text:line-break/></text:span><text:span text:style-name="T96">set union: <text:s text:c="7"/></text:span><text:span text:style-name="T97">Set</text:span><text:span text:style-name="T96">&amp; operator </text:span><text:span text:style-name="T98">+=</text:span><text:span text:style-name="T96"> (</text:span><text:span text:style-name="T97">Set</text:span><text:span text:style-name="T96">&amp; s1, const </text:span><text:span text:style-name="T97">Set</text:span><text:span text:style-name="T96">&amp; s2)</text:span><text:span text:style-name="T96"><text:line-break/></text:span><text:span text:style-name="T96"> <text:s text:c="17"/></text:span><text:span text:style-name="T97">Set</text:span><text:span text:style-name="T96"> <text:s/>operator </text:span><text:span text:style-name="T98">+</text:span><text:span text:style-name="T96"> <text:s/>(const </text:span><text:span text:style-name="T97">Set</text:span><text:span text:style-name="T96">&amp; s1, const </text:span><text:span text:style-name="T97">Set</text:span><text:span text:style-name="T96">&amp; s2)</text:span><text:span text:style-name="T96"><text:line-break/></text:span><text:span text:style-name="T96">set difference: <text:s text:c="2"/></text:span><text:span text:style-name="T97">Set</text:span><text:span text:style-name="T96">&amp; operator </text:span><text:span text:style-name="T98">-=</text:span><text:span text:style-name="T96"> (</text:span><text:span text:style-name="T97">Set</text:span><text:span text:style-name="T96">&amp; s1, const </text:span><text:span text:style-name="T97">Set</text:span><text:span text:style-name="T96">&amp; s2)</text:span><text:span text:style-name="T96"><text:line-break/></text:span><text:span text:style-name="T96"> <text:s text:c="17"/></text:span><text:span text:style-name="T97">Set</text:span><text:span text:style-name="T96"> <text:s/>operator </text:span><text:span text:style-name="T98">-</text:span><text:span text:style-name="T96"> <text:s/>(const </text:span><text:span text:style-name="T97">Set</text:span><text:span text:style-name="T96">&amp; s1, const </text:span><text:span text:style-name="T97">Set</text:span><text:span text:style-name="T96">&amp; s2)</text:span><text:span text:style-name="T96"><text:line-break/></text:span><text:span text:style-name="T96">set intersection: </text:span><text:span text:style-name="T97">Set</text:span><text:span text:style-name="T96">&amp; operator </text:span><text:span text:style-name="T98">&amp;=</text:span><text:span text:style-name="T96"> (</text:span><text:span text:style-name="T97">Set</text:span><text:span text:style-name="T96">&amp; s1, const </text:span><text:span text:style-name="T97">Set</text:span><text:span text:style-name="T96">&amp; s2)</text:span><text:span text:style-name="T96"><text:line-break/></text:span><text:span text:style-name="T96"> <text:s text:c="17"/></text:span><text:span text:style-name="T97">Set</text:span><text:span text:style-name="T96"> <text:s/>operator </text:span><text:span text:style-name="T98">&amp;</text:span><text:span text:style-name="T96"> <text:s/>(const </text:span><text:span text:style-name="T97">Set</text:span><text:span text:style-name="T96">&amp; s1, const </text:span><text:span text:style-name="T97">Set</text:span><text:span text:style-name="T96">&amp; s2) <text:s/></text:span></text:p>
            <text:p text:style-name="P8"><text:span text:style-name="T96"/></text:p>
            <text:p text:id="id151" text:style-name="P8"><text:span text:style-name="T95">// Part related to sequential ordering</text:span><text:span text:style-name="T95"><text:line-break/></text:span><text:span text:style-name="T96">sorting order: <text:s text:c="3"/>bool operator </text:span><text:span text:style-name="T98">&lt;</text:span><text:span text:style-name="T96"> <text:s/>(const </text:span><text:span text:style-name="T97">Set</text:span><text:span text:style-name="T96">&amp; s1, const </text:span><text:span text:style-name="T97">Set</text:span><text:span text:style-name="T96">&amp; s2)</text:span><text:span text:style-name="T96"><text:line-break/></text:span><text:span text:style-name="T96">lexicographical equality:</text:span><text:span text:style-name="T96"><text:line-break/></text:span><text:span text:style-name="T96"> <text:s text:c="17"/>bool operator </text:span><text:span text:style-name="T98">==</text:span><text:span text:style-name="T96"> (const </text:span><text:span text:style-name="T97">Set</text:span><text:span text:style-name="T96">&amp; s1, const </text:span><text:span text:style-name="T97">Set</text:span><text:span text:style-name="T96">&amp; s2)</text:span></text:p>
            <text:p text:id="id152" text:style-name="P8"><text:span text:style-name="T96"><text:s/></text:span></text:p>
            <text:p text:style-name="P8"><text:span text:style-name="T9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3" draw:text-style-name="P12" draw:layer="layout" svg:width="23cm" svg:height="3.812cm" svg:x="1cm" svg:y="4.001cm" presentation:class="outline" presentation:user-transformed="true">
          <draw:text-box>
            <text:list text:style-name="L2">
              <text:list-item>
                <text:p text:id="id153"><text:span text:style-name="T26">The semantics of </text:span><text:span text:style-name="T92">itl maps</text:span><text:span text:style-name="T26"> is based on a concept </text:span><text:span text:style-name="T93">itl::Map</text:span></text:p>
                <text:list>
                  <text:list-item>
                    <text:p text:id="id154"><text:span text:style-name="T94">itl::map</text:span><text:span text:style-name="T68">, </text:span><text:span text:style-name="T94">interval_map</text:span><text:span text:style-name="T99"> and </text:span><text:span text:style-name="T94">split_interval_map</text:span><text:span text:style-name="T26"> are models of concept </text:span><text:span text:style-name="T26"><text:line-break/></text:span><text:span text:style-name="T93">itl::Map</text:span></text:p>
                  </text:list-item>
                </text:list>
              </text:list-item>
            </text:list>
          </draw:text-box>
        </draw:frame>
        <draw:frame draw:style-name="gr13" draw:text-style-name="P18" draw:layer="layout" svg:width="23.468cm" svg:height="11.283cm" svg:x="1.045cm" svg:y="8.411cm">
          <draw:text-box>
            <text:p text:style-name="P8"><text:span text:style-name="T89"/></text:p>
            <text:p text:id="id155" text:style-name="P8"><text:span text:style-name="T95">// Abstract part</text:span><text:span text:style-name="T95"><text:line-break/></text:span><text:span text:style-name="T96">empty map: <text:s text:c="7"/></text:span><text:span text:style-name="T97">Map</text:span><text:span text:style-name="T96">::</text:span><text:span text:style-name="T97">Map</text:span><text:span text:style-name="T96">()</text:span><text:span text:style-name="T96"><text:line-break/></text:span><text:span text:style-name="T96">submap relation: <text:s/>bool </text:span><text:span text:style-name="T97">Map</text:span><text:span text:style-name="T96">::</text:span><text:span text:style-name="T98">contained_in</text:span><text:span text:style-name="T96">(const </text:span><text:span text:style-name="T97">Map</text:span><text:span text:style-name="T96">&amp; m2)const</text:span><text:span text:style-name="T96"><text:line-break/></text:span><text:span text:style-name="T96">equality: <text:s text:c="8"/>bool </text:span><text:span text:style-name="T98">is_element_equal</text:span><text:span text:style-name="T96">(const </text:span><text:span text:style-name="T97">Map</text:span><text:span text:style-name="T96">&amp; m1, const </text:span><text:span text:style-name="T97">Map</text:span><text:span text:style-name="T96">&amp; m2)</text:span><text:span text:style-name="T96"><text:line-break/></text:span><text:span text:style-name="T96">map union: <text:s text:c="7"/></text:span><text:span text:style-name="T97">Map</text:span><text:span text:style-name="T96">&amp; operator </text:span><text:span text:style-name="T98">+=</text:span><text:span text:style-name="T96"> (</text:span><text:span text:style-name="T97">Map</text:span><text:span text:style-name="T96">&amp; m1, const </text:span><text:span text:style-name="T97">Map</text:span><text:span text:style-name="T96">&amp; m2)</text:span><text:span text:style-name="T96"><text:line-break/></text:span><text:span text:style-name="T96"> <text:s text:c="17"/></text:span><text:span text:style-name="T97">Map</text:span><text:span text:style-name="T96"> <text:s/>operator </text:span><text:span text:style-name="T98">+</text:span><text:span text:style-name="T96"> <text:s/>(const </text:span><text:span text:style-name="T97">Map</text:span><text:span text:style-name="T96">&amp; m1, const </text:span><text:span text:style-name="T97">Map</text:span><text:span text:style-name="T96">&amp; m2)</text:span><text:span text:style-name="T96"><text:line-break/></text:span><text:span text:style-name="T96">map difference: <text:s text:c="2"/></text:span><text:span text:style-name="T97">Map</text:span><text:span text:style-name="T96">&amp; operator </text:span><text:span text:style-name="T98">-=</text:span><text:span text:style-name="T96"> (</text:span><text:span text:style-name="T97">Map</text:span><text:span text:style-name="T96">&amp; m1, const </text:span><text:span text:style-name="T97">Map</text:span><text:span text:style-name="T96">&amp; m2)</text:span><text:span text:style-name="T96"><text:line-break/></text:span><text:span text:style-name="T96"> <text:s text:c="17"/></text:span><text:span text:style-name="T97">Map</text:span><text:span text:style-name="T96"> <text:s/>operator </text:span><text:span text:style-name="T98">-</text:span><text:span text:style-name="T96"> <text:s/>(const </text:span><text:span text:style-name="T97">Map</text:span><text:span text:style-name="T96">&amp; m1, const </text:span><text:span text:style-name="T97">Map</text:span><text:span text:style-name="T96">&amp; m2)</text:span><text:span text:style-name="T96"><text:line-break/></text:span><text:span text:style-name="T96">map intersection: </text:span><text:span text:style-name="T97">Map</text:span><text:span text:style-name="T96">&amp; operator </text:span><text:span text:style-name="T98">&amp;=</text:span><text:span text:style-name="T96"> (</text:span><text:span text:style-name="T97">Map</text:span><text:span text:style-name="T96">&amp; m1, const </text:span><text:span text:style-name="T97">Map</text:span><text:span text:style-name="T96">&amp; m2)</text:span><text:span text:style-name="T96"><text:line-break/></text:span><text:span text:style-name="T96"> <text:s text:c="17"/></text:span><text:span text:style-name="T97">Map</text:span><text:span text:style-name="T96"> <text:s/>operator </text:span><text:span text:style-name="T98">&amp;</text:span><text:span text:style-name="T96"> <text:s/>(const </text:span><text:span text:style-name="T97">Map</text:span><text:span text:style-name="T96">&amp; m1, const </text:span><text:span text:style-name="T97">Map</text:span><text:span text:style-name="T96">&amp; m2) <text:s/></text:span></text:p>
            <text:p text:style-name="P8"><text:span text:style-name="T96"/></text:p>
            <text:p text:id="id156" text:style-name="P8"><text:span text:style-name="T95">// Part related to sequential ordering</text:span><text:span text:style-name="T95"><text:line-break/></text:span><text:span text:style-name="T96">sorting order: <text:s text:c="3"/>bool operator </text:span><text:span text:style-name="T98">&lt;</text:span><text:span text:style-name="T96"> <text:s/>(const </text:span><text:span text:style-name="T97">Map</text:span><text:span text:style-name="T96">&amp; m1, const </text:span><text:span text:style-name="T97">Map</text:span><text:span text:style-name="T96">&amp; m2)</text:span><text:span text:style-name="T96"><text:line-break/></text:span><text:span text:style-name="T96">lexicographical equality:</text:span><text:span text:style-name="T96"><text:line-break/></text:span><text:span text:style-name="T96"> <text:s text:c="17"/>bool operator </text:span><text:span text:style-name="T98">==</text:span><text:span text:style-name="T96"> (const </text:span><text:span text:style-name="T97">Map</text:span><text:span text:style-name="T96">&amp; m1, const </text:span><text:span text:style-name="T97">Map</text:span><text:span text:style-name="T96">&amp; m2)</text:span></text:p>
            <text:p text:style-name="P8"><text:span text:style-name="T96"><text:s/></text:span></text:p>
            <text:p text:style-name="P8"><text:span text:style-name="T9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4" draw:layer="layout" svg:width="23cm" svg:height="4.794cm" svg:x="1cm" svg:y="3.8cm" presentation:class="outline" presentation:user-transformed="true">
          <draw:text-box>
            <text:list text:style-name="L2">
              <text:list-item>
                <text:p text:id="id157">Defining semantics of itl concepts via sets of laws</text:p>
                <text:list>
                  <text:list-item>
                    <text:p text:id="id158">aka c++0x axioms</text:p>
                  </text:list-item>
                </text:list>
              </text:list-item>
              <text:list-item>
                <text:p text:id="id159">Checking law sets via automatic testing:</text:p>
                <text:list>
                  <text:list-item>
                    <text:p text:id="id160">A <text:span text:style-name="T100">La</text:span>w <text:span text:style-name="T100">Ba</text:span>sed <text:span text:style-name="T100">Te</text:span>st <text:span text:style-name="T100">A</text:span>utomaton <text:span text:style-name="T100">LaBatea</text:span></text:p>
                  </text:list-item>
                </text:list>
              </text:list-item>
            </text:list>
          </draw:text-box>
        </draw:frame>
        <draw:rect draw:style-name="gr14" draw:text-style-name="P19" draw:id="id162" draw:layer="layout" svg:width="8.872cm" svg:height="2.373cm" svg:x="4.177cm" svg:y="9.362cm">
          <text:p text:style-name="P10"><text:span text:style-name="T101">Generate</text:span></text:p>
          <text:p text:style-name="P10"><text:span text:style-name="T101">law instance</text:span></text:p>
        </draw:rect>
        <draw:rect draw:style-name="gr14" draw:text-style-name="P19" draw:id="id163" draw:layer="layout" svg:width="8.872cm" svg:height="1.845cm" svg:x="4.177cm" svg:y="13.564cm">
          <text:p text:style-name="P10"><text:span text:style-name="T101">apply law to instance</text:span></text:p>
        </draw:rect>
        <draw:rect draw:style-name="gr14" draw:text-style-name="P19" draw:id="id166" draw:layer="layout" svg:width="8.872cm" svg:height="1.824cm" svg:x="4.177cm" svg:y="17.264cm">
          <text:p text:style-name="P10"><text:span text:style-name="T101">collect violations</text:span></text:p>
        </draw:rect>
        <draw:custom-shape draw:style-name="gr15" draw:text-style-name="P10" draw:id="id164" draw:layer="layout" svg:width="1.284cm" svg:height="1.167cm" svg:x="8.084cm" svg:y="12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0" draw:id="id167" draw:layer="layout" svg:width="1.284cm" svg:height="1.167cm" svg:x="8.084cm" svg:y="15.7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0" draw:id="id165" draw:layer="layout" svg:width="3.463cm" svg:height="4.246cm" svg:x="1.007cm" svg:y="10.168cm">
          <text:p/>
          <draw:enhanced-geometry svg:viewBox="0 0 21600 21600" draw:text-areas="0 0 21600 21600" draw:type="circular-arrow" draw:modifiers="90.556809551657 -88.6314632402102 7847.521479905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7" draw:text-style-name="P20" draw:id="id161" draw:layer="layout" svg:width="11.184cm" svg:height="2.275cm" svg:x="13.768cm" svg:y="9.439cm">
          <draw:text-box>
            <text:p><text:span text:style-name="T102">Commutativity&lt;T a, U b, +&gt;:</text:span></text:p>
            <text:p><text:span text:style-name="T102"><text:s text:c="14"/></text:span><text:span text:style-name="T102">a + b = b + a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68">Lexicographical Ordering and Equality<text:line-break/></text:p>
                <text:list>
                  <text:list-item>
                    <text:p text:id="id169">For all itl containers <text:span text:style-name="T103">operator &lt;</text:span> implements a <text:span text:style-name="T104">strict weak ordering</text:span>. <text:line-break/></text:p>
                  </text:list-item>
                  <text:list-item>
                    <text:p text:id="id170">The <text:span text:style-name="T104">induced equivalence</text:span> of this ordering is <text:span text:style-name="T13">lexicographical equality</text:span> which is implemented as <text:span text:style-name="T103">operator ==</text:span><text:line-break/></text:p>
                  </text:list-item>
                  <text:list-item>
                    <text:p text:id="id171">This is in line with the semantics of <text:span text:style-name="T105">SortedAssociativeContainer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text-style-name="P21" draw:layer="layout" svg:width="23cm" svg:height="16.001cm" svg:x="1cm" svg:y="4cm" presentation:class="outline">
          <draw:text-box>
            <text:list text:style-name="L2">
              <text:list-item>
                <text:p text:id="id172"><text:span text:style-name="T102">Subset Ordering and Element Equality</text:span><text:span text:style-name="T102"><text:line-break/></text:span><text:span text:style-name="T102"/></text:p>
                <text:list>
                  <text:list-item>
                    <text:p text:id="id173"><text:span text:style-name="T102">For all itl containers function </text:span><text:span text:style-name="T106">contained_in</text:span><text:span text:style-name="T102"> implements a </text:span><text:span text:style-name="T107">partial ordering</text:span><text:span text:style-name="T102">.</text:span><text:span text:style-name="T102"><text:line-break/></text:span><text:span text:style-name="T102"/></text:p>
                  </text:list-item>
                  <text:list-item>
                    <text:p text:id="id174"><text:span text:style-name="T102">The </text:span><text:span text:style-name="T107">induced equivalence</text:span><text:span text:style-name="T102"> of this ordering is </text:span><text:span text:style-name="T108">equality of elements</text:span><text:span text:style-name="T102"> which is implemented as function </text:span><text:span text:style-name="T106">is_element_equal</text:span><text:span text:style-name="T102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75">itl::Sets</text:p>
              </text:list-item>
              <text:list-item>
                <text:p text:id="id176"><text:span text:style-name="T109">All</text:span> itl sets implement a <text:span text:style-name="T104">Set Algebra</text:span>, which is to say satisfy a “<text:span text:style-name="T3">classical”</text:span> set of laws . . .</text:p>
                <text:list>
                  <text:list-item>
                    <text:p text:id="id177">. . . using <text:span text:style-name="T103">is_element_equal</text:span> as equality</text:p>
                  </text:list-item>
                  <text:list-item>
                    <text:p text:id="id178">Associativity, Neutrality, Commutativity (for <text:span text:style-name="T110">+ </text:span><text:span text:style-name="T111">and</text:span> <text:span text:style-name="T110">&amp;</text:span>)</text:p>
                  </text:list-item>
                  <text:list-item>
                    <text:p text:id="id179">Distributivity, DeMorgan, Symmetric Difference<text:line-break/></text:p>
                  </text:list-item>
                </text:list>
              </text:list-item>
              <text:list-item>
                <text:p text:id="id180"><text:span text:style-name="T109">Most of</text:span> the itl sets satisfy the classical set of laws even if . . .</text:p>
                <text:list>
                  <text:list-item>
                    <text:p text:id="id181">. . . <text:s/>lexicographical equality: <text:span text:style-name="T103">operator ==</text:span> is used</text:p>
                  </text:list-item>
                  <text:list-item>
                    <text:p text:id="id182">The differences reflect proper inequalities in sequence that occur for <text:span text:style-name="T112">separate_interval_set</text:span> and <text:span text:style-name="T112">split_interval_set</text:span>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5" draw:layer="layout" svg:width="23cm" svg:height="5.805cm" svg:x="1cm" svg:y="4cm" presentation:class="outline" presentation:user-transformed="true">
          <draw:text-box>
            <text:list text:style-name="L2">
              <text:list-item>
                <text:p text:id="id183">Concepts induction / concept transition</text:p>
                <text:list>
                  <text:list-item>
                    <text:p text:id="id184">The semantics of itl Maps appears to be <text:span text:style-name="T113">determined</text:span> by the <text:span text:style-name="T113">codomain type</text:span> of the map</text:p>
                  </text:list-item>
                  <text:list-item>
                    <text:p text:id="id185">Itl Maps are <text:span text:style-name="T113">mapping</text:span> the semantics of the <text:span text:style-name="T113">codomain type </text:span><text:span text:style-name="T114">on</text:span><text:span text:style-name="T113"> themselves</text:span>.</text:p>
                  </text:list-item>
                </text:list>
              </text:list-item>
            </text:list>
          </draw:text-box>
        </draw:frame>
        <draw:frame draw:style-name="gr18" draw:text-style-name="P22" draw:layer="layout" svg:width="24.207cm" svg:height="9.092cm" svg:x="1.045cm" svg:y="9.894cm">
          <draw:text-box>
            <text:p text:id="id186" text:style-name="P8"><text:span text:style-name="T115"><text:line-break/></text:span><text:span text:style-name="T115"> <text:s text:c="19"/></text:span><text:span text:style-name="T116">is model of <text:s/>example</text:span></text:p>
            <text:p text:style-name="P8"><text:span text:style-name="T115"/></text:p>
            <text:p text:id="id187" text:style-name="P8"><text:span text:style-name="T115">Map&lt;D,</text:span><text:span text:style-name="T117">Monoid</text:span><text:span text:style-name="T115">&gt; <text:s text:c="6"/></text:span><text:span text:style-name="T117">Monoid</text:span><text:span text:style-name="T115"> <text:s text:c="6"/>interval_map&lt;int,</text:span><text:span text:style-name="T117">string</text:span><text:span text:style-name="T115">&gt;</text:span></text:p>
            <text:p text:id="id188" text:style-name="P8"><text:span text:style-name="T115"><text:line-break/></text:span><text:span text:style-name="T115">Map&lt;D,</text:span><text:span text:style-name="T117">CommutMonoid</text:span><text:span text:style-name="T115">&gt; </text:span><text:span text:style-name="T117">CommutMonoid</text:span><text:span text:style-name="T115"> interval_map&lt;int,</text:span><text:span text:style-name="T117">unsigned</text:span><text:span text:style-name="T115">&gt;</text:span></text:p>
            <text:p text:style-name="P8"><text:span text:style-name="T115"/></text:p>
            <text:p text:id="id189" text:style-name="P8"><text:span text:style-name="T115">Map&lt;D,</text:span><text:span text:style-name="T117">AbelianGroup&gt;</text:span><text:span text:style-name="T115"> </text:span><text:span text:style-name="T117">AbelianGroup</text:span><text:span text:style-name="T115"> interval_map&lt;int,</text:span><text:span text:style-name="T117">int</text:span><text:span text:style-name="T115">&gt;</text:span></text:p>
            <text:p text:style-name="P8"><text:span text:style-name="T115"><text:s/></text:span></text:p>
            <text:p text:id="id190" text:style-name="P8"><text:span text:style-name="T115">Map&lt;D,</text:span><text:span text:style-name="T117">Set</text:span><text:span text:style-name="T115">&gt; <text:s text:c="9"/></text:span><text:span text:style-name="T117">Set</text:span><text:span text:style-name="T115"> <text:s text:c="9"/>interval_map&lt;int,</text:span><text:span text:style-name="T117">set&lt;int&gt;</text:span><text:span text:style-name="T115">&gt;</text:span><text:span text:style-name="T115"><text:line-break/></text:span><text:span text:style-name="T115"> <text:s text:c="32"/></text:span></text:p>
            <text:p text:style-name="P8"><text:span text:style-name="T1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Implementation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91">Itl containers are implemented simply based on<text:line-break/><text:span text:style-name="T109">std::set</text:span> and <text:span text:style-name="T109">std::map</text:span><text:span text:style-name="T109"><text:line-break/></text:span><text:span text:style-name="T109"/></text:p>
                <text:list>
                  <text:list-item>
                    <text:p text:id="id192"><text:span text:style-name="T111">Basic operations like </text:span><text:span text:style-name="T114">adding</text:span><text:span text:style-name="T111"> and </text:span><text:span text:style-name="T114">subtracting</text:span><text:span text:style-name="T111"> intervals have a </text:span><text:span text:style-name="T113">best case complexity of O(lg n)</text:span><text:span text:style-name="T111">, if the added or subtracted intervals are </text:span><text:span text:style-name="T113">relatively small</text:span><text:span text:style-name="T111">.</text:span><text:span text:style-name="T111"><text:line-break/></text:span><text:span text:style-name="T111"/></text:p>
                  </text:list-item>
                  <text:list-item>
                    <text:p text:id="id193"><text:span text:style-name="T111">Worst case complexity of </text:span><text:span text:style-name="T114">adding</text:span><text:span text:style-name="T111"> or </text:span><text:span text:style-name="T114">subtracting </text:span><text:span text:style-name="T111">intervals </text:span><text:span text:style-name="T113">for interval_set</text:span><text:span text:style-name="T111"> is </text:span><text:span text:style-name="T113">O(n)</text:span><text:span text:style-name="T111">.</text:span><text:span text:style-name="T111"><text:line-break/></text:span><text:span text:style-name="T111"/></text:p>
                  </text:list-item>
                  <text:list-item>
                    <text:p text:id="id194"><text:span text:style-name="T111">For all other interval containers </text:span><text:span text:style-name="T114">adding</text:span><text:span text:style-name="T111"> or </text:span><text:span text:style-name="T114">subtracting </text:span><text:span text:style-name="T111">intervals has a </text:span><text:span text:style-name="T113">worst case performance of O(n lg(n))</text:span><text:span text:style-name="T111">.</text:span><text:span text:style-name="T111"><text:line-break/></text:span><text:span text:style-name="T111"/></text:p>
                  </text:list-item>
                  <text:list-item>
                    <text:p text:id="id195"><text:span text:style-name="T111">There is a </text:span><text:span text:style-name="T109">potential</text:span><text:span text:style-name="T111"> for optimization . . .</text:span><text:span text:style-name="T111"><text:line-break/></text:span><text:span text:style-name="T111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Implementation</text:span></text:p>
          </draw:text-box>
        </draw:frame>
        <draw:frame presentation:style-name="pr26" draw:layer="layout" svg:width="23cm" svg:height="15.455cm" svg:x="1cm" svg:y="4cm" presentation:class="outline" presentation:user-transformed="true">
          <draw:text-box>
            <text:list text:style-name="L2">
              <text:list-item>
                <text:p text:id="id196">A <text:span text:style-name="T109">segment_tree</text:span> implementaion: A balanced tree,<text:line-break/>where . . .</text:p>
                <text:list>
                  <text:list-item>
                    <text:p text:id="id197">an interval represents a perfectly balanced subtree</text:p>
                  </text:list-item>
                  <text:list-item>
                    <text:p text:id="id198">large intervals are rotated towards the root<text:line-break/></text:p>
                  </text:list-item>
                </text:list>
              </text:list-item>
              <text:list-item>
                <text:p text:id="id199">First results</text:p>
                <text:list>
                  <text:list-item>
                    <text:p text:id="id200">much better worst case performance O(n) instead of O(n lg(n))</text:p>
                  </text:list-item>
                  <text:list-item>
                    <text:p text:id="id201">but slower for best case due to heavier bookkeeping and recursive algorithm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Future Work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202">Completing and optimizing the segment_tree implementation of interval containers</text:p>
              </text:list-item>
              <text:list-item>
                <text:p text:id="id203">Implementing interval_maps of sets more efficiently<text:line-break/></text:p>
              </text:list-item>
              <text:list-item>
                <text:p text:id="id204">Revision of features of the extended itl (itl_plus.zip)</text:p>
                <text:list>
                  <text:list-item>
                    <text:p text:id="id205"><text:span text:style-name="T109">Decomposition of histories</text:span>: <text:span text:style-name="T119">k</text:span> histories <text:span text:style-name="T119">h</text:span><text:span text:style-name="T120">k</text:span> with attribute types <text:span text:style-name="T119">A</text:span><text:span text:style-name="T121">1</text:span><text:span text:style-name="T119">, ..., A</text:span><text:span text:style-name="T121">k</text:span> are <text:span text:style-name="T109">“</text:span><text:span text:style-name="T113">decomposed</text:span><text:span text:style-name="T109">”</text:span> to a product history of tuples of attribute sets:<text:line-break/><text:span text:style-name="T119">(h</text:span><text:span text:style-name="T121">1</text:span><text:span text:style-name="T119">&lt;T,A</text:span><text:span text:style-name="T121">1</text:span><text:span text:style-name="T119">&gt;,..., h&lt;T,A</text:span><text:span text:style-name="T121">k</text:span><text:span text:style-name="T119">&gt;) → h&lt;T, (set&lt;A</text:span><text:span text:style-name="T121">1</text:span><text:span text:style-name="T119">&gt;,…, set&lt;A</text:span><text:span text:style-name="T121">k</text:span><text:span text:style-name="T119">&gt;)&gt;</text:span><text:line-break/></text:p>
                  </text:list-item>
                  <text:list-item>
                    <text:p text:id="id206"><text:span text:style-name="T109">Cubes</text:span> (generalized crosstables): Applying <text:span text:style-name="T113">aggregate on collision</text:span> to <text:span text:style-name="T109">maps of tuple value pairs</text:span> in order to organize hierachical data and their aggregate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Availability</text:span></text:p>
          </draw:text-box>
        </draw:frame>
        <draw:frame presentation:style-name="pr7" draw:layer="layout" svg:width="24.446cm" svg:height="16.005cm" svg:x="1cm" svg:y="4cm" presentation:class="outline" presentation:user-transformed="true">
          <draw:text-box>
            <text:list text:style-name="L2">
              <text:list-item>
                <text:p>Itl project on <text:span text:style-name="T109">sourceforge</text:span> (version 2.0.1)<text:line-break/><text:a xlink:href="http://sourceforge.net/projects/itl">http://sourceforge.net/projects/itl</text:a></text:p>
              </text:list-item>
              <text:list-item>
                <text:p>Latest version on <text:span text:style-name="T109">boost vault/Containers</text:span> (3.0.0)<text:line-break/><text:a xlink:href="http://www.boostpro.com/vault/">http://www.boostpro.com/vault/</text:a> → containers</text:p>
                <text:list>
                  <text:list-item>
                    <text:p>itl.zip : Core itl in preparation for boost</text:p>
                  </text:list-item>
                  <text:list-item>
                    <text:p>itl_plus.zip : Extended itl including product histories, cubes and automatic validation (LaBatea).</text:p>
                  </text:list-item>
                </text:list>
              </text:list-item>
              <text:list-item>
                <text:p><text:span text:style-name="T109">Online documentation</text:span> at<text:line-break/><text:a xlink:href="http://www.herold-faulhaber.de/">http://www.herold-faulhaber.de/</text:a></text:p>
                <text:list>
                  <text:list-item>
                    <text:p>Doxygen generated docs for (version 2.0.1)<text:line-break/><text:a xlink:href="http://www.herold-faulhaber.de/itl/">http://www.herold-faulhaber.de/itl/</text:a></text:p>
                  </text:list-item>
                  <text:list-item>
                    <text:p>Latest boost style documentation (version 3.0.0)<text:span text:style-name="T26"><text:line-break/></text:span><text:span text:style-name="T47"><text:a xlink:href="http://www.herold-faulhaber.de/boost_itl/doc/libs/itl/doc/html/">http://www.herold-faulhaber.de/boost_itl/doc/libs/itl/doc/html/</text:a></text:span></text:p>
                    <text:p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1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Availability</text:span></text:p>
          </draw:text-box>
        </draw:frame>
        <draw:frame presentation:style-name="pr7" draw:layer="layout" svg:width="24.4cm" svg:height="16.001cm" svg:x="0.6cm" svg:y="4cm" presentation:class="outline" presentation:user-transformed="true">
          <draw:text-box>
            <text:list text:style-name="L2">
              <text:list-item>
                <text:p>Boost sandbox<text:line-break/><text:a xlink:href="https://svn.boost.org/svn/boost/sandbox/itl/">https://svn.boost.org/svn/boost/sandbox/itl/</text:a><text:line-break/></text:p>
                <text:list>
                  <text:list-item>
                    <text:p>Core itl: Interval containers preparing for boost<text:line-break/><text:a xlink:href="https://svn.boost.org/svn/boost/sandbox/itl/boost/itl/">https://svn.boost.org/svn/boost/sandbox/itl/boost/itl/</text:a><text:line-break/><text:a xlink:href="https://svn.boost.org/svn/boost/sandbox/itl/libs/itl/">https://svn.boost.org/svn/boost/sandbox/itl/libs/itl/</text:a></text:p>
                  </text:list-item>
                  <text:list-item>
                    <text:p>Extended itl_xl: “histories” and cubes<text:line-break/><text:a xlink:href="https://svn.boost.org/svn/boost/sandbox/itl/boost/itl_xt/">https://svn.boost.org/svn/boost/sandbox/itl/boost/itl_xt/</text:a><text:line-break/><text:a xlink:href="https://svn.boost.org/svn/boost/sandbox/itl/libs/itl_xt/">https://svn.boost.org/svn/boost/sandbox/itl/libs/itl_xt/</text:a></text:p>
                  </text:list-item>
                  <text:list-item>
                    <text:p>Validater LaBatea: Currently only vc8 or newer<text:line-break/><text:span text:style-name="T66"><text:a xlink:href="https://svn.boost.org/svn/boost/sandbox/itl/boost/validate/">https://svn.boost.org/svn/boost/sandbox/itl/boost/validate/</text:a></text:span><text:span text:style-name="T66"><text:a xlink:href="https://svn.boost.org/svn/boost/sandbox/itl/libs/validate/">https://svn.boost.org/svn/boost/sandbox/itl/libs/validate/</text:a></text:span></text:p>
                    <text:p><text:span text:style-name="T66"/></text:p>
                    <text:p><text:span text:style-name="T6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axial" draw:start-color="#5c8526" draw:end-color="#355e00" draw:start-intensity="100%" draw:end-intensity="100%" draw:angle="300" draw:border="0%"/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klee06" xlink:href="Pictures/10000000000000BD000000C0D71BD74F.png" xlink:type="simple" xlink:show="embed" xlink:actuate="onLoad"/>
    <draw:opacity draw:name="Transparency_20_1" draw:display-name="Transparency 1" draw:style="radial" draw:cx="50%" draw:cy="50%" draw:start="75%" draw:end="50%" draw:border="0%"/>
    <draw:opacity draw:name="Transparency_20_18" draw:display-name="Transparency 18" draw:style="ellipsoid" draw:cx="50%" draw:cy="50%" draw:start="80%" draw:end="6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31" draw:display-name="Transparency 31" draw:style="ellipsoid" draw:cx="50%" draw:cy="50%" draw:start="70%" draw:end="25%" draw:angle="150" draw:border="0%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klee-1-background" style:family="presentation">
      <style:graphic-properties draw:stroke="none" draw:fill="bitmap" draw:fill-color="#355e00" draw:fill-gradient-name="Gradient_20_7" draw:fill-image-name="klee06" draw:fill-image-width="7cm" draw:fill-image-height="7cm"/>
    </style:style>
    <style:style style:name="klee-1-backgroundobjects" style:family="presentation">
      <style:graphic-properties draw:shadow="hidden" draw:shadow-offset-x="0.3cm" draw:shadow-offset-y="0.3cm" draw:shadow-color="#808080"/>
    </style:style>
    <style:style style:name="klee-1-notes" style:family="presentation">
      <style:graphic-properties draw:stroke="none" draw:fill="none">
        <text:list-style style:name="klee-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klee-1-outline1" style:family="presentation">
      <style:graphic-properties draw:stroke="none" draw:fill="none">
        <text:list-style style:name="klee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1-outline2" style:family="presentation" style:parent-style-name="klee-1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klee-1-outline3" style:family="presentation" style:parent-style-name="klee-1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klee-1-outline4" style:family="presentation" style:parent-style-name="klee-1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klee-1-outline5" style:family="presentation" style:parent-style-name="klee-1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klee-1-outline6" style:family="presentation" style:parent-style-name="klee-1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klee-1-outline7" style:family="presentation" style:parent-style-name="klee-1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klee-1-outline8" style:family="presentation" style:parent-style-name="klee-1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klee-1-outline9" style:family="presentation" style:parent-style-name="klee-1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klee-1-subtitle" style:family="presentation">
      <style:graphic-properties draw:stroke="none" draw:fill="none" draw:textarea-vertical-align="middle">
        <text:list-style style:name="klee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1-title" style:family="presentation">
      <style:graphic-properties draw:stroke="none" draw:fill="none" draw:textarea-vertical-align="middle">
        <text:list-style style:name="klee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klee06" draw:fill-image-width="3.5cm" draw:fill-image-height="3.5cm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color="#355e00" draw:fill-gradient-name="Gradient_20_7" draw:fill-image-name="klee06" draw:fill-image-width="7cm" draw:fill-image-height="7cm"/>
    </style:style>
    <style:style style:name="Mdp2" style:family="drawing-page">
      <style:drawing-page-properties draw:background-size="border" draw:fill="bitmap" draw:fill-color="#355e00" draw:fill-gradient-name="Gradient_20_8" draw:fill-image-name="klee06" draw:fill-image-width="3.5cm" draw:fill-image-height="3.5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4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</style:style>
    <style:style style:name="Mgr5" style:family="graphic" style:parent-style-name="standard">
      <style:graphic-properties draw:stroke="none" draw:fill="solid" draw:fill-color="#004a4a" draw:opacity="100%" draw:opacity-name="Transparency_20_23" draw:textarea-horizontal-align="center" draw:textarea-vertical-align="middle" draw:shadow="hidden" draw:shadow-color="#808080" draw:shadow-opacity="100%"/>
    </style:style>
    <style:style style:name="Mgr6" style:family="graphic" style:parent-style-name="standard">
      <style:graphic-properties draw:stroke="none" draw:fill="solid" draw:fill-color="#d8e8ff" draw:opacity="90%" draw:opacity-name="" draw:textarea-horizontal-align="center" draw:textarea-vertical-align="middle" draw:shadow="hidden" draw:shadow-color="#808080" draw:shadow-opacity="90%"/>
    </style:style>
    <style:style style:name="Mgr7" style:family="graphic" style:parent-style-name="standard">
      <style:graphic-properties draw:stroke="none" draw:fill="gradient" draw:fill-color="#355e00" draw:fill-gradient-name="Gradient_20_2" draw:opacity="100%" draw:opacity-name="Transparency_20_1" draw:textarea-horizontal-align="center" draw:textarea-vertical-align="middle" draw:shadow="hidden" draw:shadow-color="#808080" draw:shadow-opacity="75%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675cm"/>
    </style:style>
    <style:style style:name="Mpr1" style:family="presentation" style:parent-style-name="klee-1-backgroundobjects">
      <style:graphic-properties draw:stroke="none" draw:fill-color="#e6e6ff" draw:opacity="100%" draw:opacity-name="Transparency_20_31" draw:textarea-horizontal-align="center" draw:textarea-vertical-align="middle" draw:shadow-opacity="100%"/>
    </style:style>
    <style:style style:name="Mpr2" style:family="presentation" style:parent-style-name="klee-1-backgroundobjects">
      <style:graphic-properties draw:stroke="none" draw:fill="solid" draw:fill-color="#004a4a" draw:fill-gradient-name="Gradient_20_1" draw:fill-hatch-name="Black_20_0_20_Degrees" draw:opacity="100%" draw:opacity-name="Transparency_20_23" draw:textarea-horizontal-align="center" draw:textarea-vertical-align="middle" draw:shadow-opacity="100%"/>
    </style:style>
    <style:style style:name="Mpr3" style:family="presentation" style:parent-style-name="klee-1-title">
      <style:graphic-properties draw:fill-color="#ffffff" draw:auto-grow-height="false" fo:min-height="3.507cm"/>
    </style:style>
    <style:style style:name="Mpr4" style:family="presentation" style:parent-style-name="klee-1-backgroundobjects">
      <style:graphic-properties draw:stroke="none" draw:fill-color="#99284c" draw:opacity-name="Transparency_20_18" draw:textarea-horizontal-align="center" draw:textarea-vertical-align="middle"/>
    </style:style>
    <style:style style:name="Mpr5" style:family="presentation" style:parent-style-name="標準1-backgroundobjects">
      <style:graphic-properties draw:stroke="none" draw:fill="solid" draw:fill-color="#d8e8ff" draw:opacity="40%" draw:textarea-horizontal-align="center" draw:textarea-vertical-align="middle" draw:shadow-opacity="40%"/>
    </style:style>
    <style:style style:name="Mpr6" style:family="presentation" style:parent-style-name="標準1-title">
      <style:graphic-properties draw:fill-color="#ffffff" draw:auto-grow-height="false" fo:min-height="3.507cm"/>
    </style:style>
    <style:style style:name="Mpr7" style:family="presentation" style:parent-style-name="標準1-outline1">
      <style:graphic-properties draw:fill-color="#ffffff" draw:auto-grow-height="false" fo:min-height="13.23cm"/>
    </style:style>
    <style:style style:name="Mpr8" style:family="presentation" style:parent-style-name="標準1-backgroundobjects">
      <style:graphic-properties svg:stroke-width="0.25cm" svg:stroke-color="#dc2300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color="#ffffff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false" fo:margin-left="0cm" fo:margin-right="0cm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MP9" style:family="paragraph">
      <style:paragraph-properties fo:margin-left="0cm" fo:margin-right="0cm" fo:text-align="start" fo:text-indent="0cm"/>
      <style:text-properties fo:color="#ffff66" fo:font-family="Arial" style:font-family-generic="swiss" style:font-pitch="variable"/>
    </style:style>
    <style:style style:name="MP10" style:family="paragraph">
      <style:paragraph-properties fo:text-align="end"/>
    </style:style>
    <style:style style:name="MP11" style:family="paragraph">
      <style:paragraph-properties fo:text-align="end"/>
      <style:text-properties fo:font-family="Arial" style:font-family-generic="swiss" style:font-pitch="variable" fo:font-size="8pt" style:font-size-asian="8pt" style:font-size-complex="8pt"/>
    </style:style>
    <style:style style:name="MP12" style:family="paragraph">
      <style:paragraph-properties fo:text-align="start"/>
    </style:style>
    <style:style style:name="MP13" style:family="paragraph">
      <style:paragraph-properties fo:text-align="start"/>
      <style:text-properties fo:font-family="Arial" style:font-family-generic="swiss" style:font-pitch="variable" fo:font-size="8pt" style:font-size-asian="8pt" style:font-size-complex="8pt"/>
    </style:style>
    <style:style style:name="MP14" style:family="paragraph">
      <style:paragraph-properties fo:margin-left="1.2cm" fo:margin-right="0cm" fo:text-indent="-0.9cm"/>
    </style:style>
    <style:style style:name="MP15" style:family="paragraph">
      <style:paragraph-properties fo:margin-left="0cm" fo:margin-right="0cm" fo:text-align="center" fo:text-indent="0cm"/>
    </style:style>
    <style:style style:name="MP16" style:family="paragraph">
      <style:paragraph-properties fo:margin-left="0cm" fo:margin-right="0cm" fo:text-align="center" fo:text-indent="0cm"/>
      <style:text-properties fo:color="#ccccff" fo:font-family="Arial" style:font-family-generic="swiss" style:font-pitch="variable" fo:font-size="18pt"/>
    </style:style>
    <style:style style:name="M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M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MT4" style:family="text">
      <style:text-properties fo:color="#ccccff" fo:font-family="Arial" style:font-family-generic="swiss" style:font-pitch="variable" fo:font-size="20pt" fo:font-weight="bold" style:font-family-asian="標楷體" style:font-style-name-asian="粗體" style:font-family-generic-asian="script" style:font-pitch-asian="fixed" style:font-size-asian="20pt" style:font-weight-asian="bold" style:font-size-complex="20pt"/>
    </style:style>
    <style:style style:name="MT5" style:family="text">
      <style:text-properties fo:color="#ffff66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MT6" style:family="text">
      <style:text-properties fo:font-family="Arial" style:font-family-generic="swiss" style:font-pitch="variable" fo:font-size="8pt" style:font-size-asian="8pt" style:font-size-complex="8pt"/>
    </style:style>
    <style:style style:name="MT7" style:family="text">
      <style:text-properties fo:color="#ccccff" fo:font-family="Arial" style:font-family-generic="swiss" style:font-pitch="variable" fo:font-size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klee-1" style:page-layout-name="PM1" draw:style-name="Mdp1">
      <draw:rect presentation:style-name="Mpr1" draw:text-style-name="MP1" draw:layer="backgroundobjects" svg:width="28cm" svg:height="21cm" svg:x="0cm" svg:y="0cm">
        <text:p/>
      </draw:rect>
      <draw:frame presentation:style-name="klee-1-outline1" draw:layer="backgroundobjects" svg:width="6.5cm" svg:height="9.5cm" svg:x="0cm" svg:y="14.5cm" presentation:class="outline" presentation:placeholder="true">
        <draw:text-box/>
      </draw:frame>
      <draw:rect presentation:style-name="Mpr2" draw:text-style-name="MP2" draw:layer="backgroundobjects" svg:width="28cm" svg:height="10.5cm" svg:x="0cm" svg:y="5.25cm">
        <text:p/>
      </draw:rect>
      <draw:frame presentation:style-name="Mpr3" draw:text-style-name="MP3" draw:layer="backgroundobjects" svg:width="13.467cm" svg:height="2.26cm" svg:x="12cm" svg:y="7.5cm" presentation:class="title">
        <draw:text-box>
          <text:p text:style-name="MP3">An Introduction to the<text:line-break/>Interval Template Library</text:p>
        </draw:text-box>
      </draw:frame>
      <draw:frame draw:style-name="Mgr1" draw:text-style-name="MP4" draw:layer="backgroundobjects" svg:width="3.5cm" svg:height="1cm" svg:x="22.2cm" svg:y="13.73cm">
        <draw:text-box>
          <text:p text:style-name="MP3"><text:span text:style-name="MT1">2009-05-08</text:span></text:p>
        </draw:text-box>
      </draw:frame>
      <draw:frame draw:style-name="Mgr2" draw:text-style-name="MP6" draw:layer="backgroundobjects" svg:width="9.9cm" svg:height="2.635cm" svg:x="15.5cm" svg:y="10.5cm">
        <draw:text-box>
          <text:p text:style-name="MP5"><text:span text:style-name="MT2">Lecture</text:span></text:p>
          <text:p text:style-name="MP5"><text:span text:style-name="MT3">held at the Boost Library Conference 2009</text:span></text:p>
        </draw:text-box>
      </draw:frame>
      <draw:frame draw:style-name="Mgr3" draw:text-style-name="MP9" draw:layer="backgroundobjects" svg:width="7.5cm" svg:height="2.898cm" svg:x="2cm" svg:y="5.66cm">
        <draw:text-box>
          <text:p text:style-name="MP7"><text:span text:style-name="MT4">Joachim Faulhaber</text:span></text:p>
          <text:p text:style-name="MP7"><text:span text:style-name="MT5"/></text:p>
          <text:p text:style-name="MP8"><text:span text:style-name="MT5"/></text:p>
          <text:p text:style-name="MP7"><text:span text:style-name="MT5"/></text:p>
        </draw:text-box>
      </draw:frame>
      <draw:rect presentation:style-name="Mpr4" draw:text-style-name="MP1" draw:layer="backgroundobjects" svg:width="28cm" svg:height="1.25cm" svg:x="0cm" svg:y="15.75cm">
        <text:p/>
      </draw:rect>
      <draw:frame draw:style-name="Mgr4" draw:text-style-name="MP11" draw:layer="backgroundobjects" svg:width="5.5cm" svg:height="1cm" svg:x="20cm" svg:y="19.6cm">
        <draw:text-box>
          <text:p text:style-name="MP10"><text:span text:style-name="MT6">Slide Design by Chih-Hao Tsai</text:span></text:p>
          <text:p text:style-name="MP10"><text:span text:style-name="MT6">http://www.chtsai.org</text:span></text:p>
        </draw:text-box>
      </draw:frame>
      <draw:frame draw:style-name="Mgr4" draw:text-style-name="MP13" draw:layer="backgroundobjects" svg:width="7.71cm" svg:height="1cm" svg:x="1.9cm" svg:y="19.6cm">
        <draw:text-box>
          <text:p text:style-name="MP12"><text:span text:style-name="MT6">Copyright © Joachim Faulhaber 2009</text:span></text:p>
          <text:p text:style-name="MP12"><text:span text:style-name="MT6">Distributed under Boost Software Licence 1.0</text:span></text:p>
        </draw:text-box>
      </draw:frame>
      <presentation:notes style:page-layout-name="PM2">
        <draw:page-thumbnail presentation:style-name="klee-1-title" draw:layer="backgroundobjects" svg:width="13.705cm" svg:height="10.279cm" svg:x="3.647cm" svg:y="2.853cm" presentation:class="page"/>
        <draw:frame presentation:style-name="klee-1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Mdp2">
      <office:forms form:automatic-focus="false" form:apply-design-mode="false"/>
      <draw:rect presentation:style-name="Mpr5" draw:text-style-name="MP1" draw:layer="backgroundobjects" svg:width="28cm" svg:height="21cm" svg:x="0cm" svg:y="0cm">
        <text:p/>
      </draw:rect>
      <draw:rect draw:style-name="Mgr5" draw:text-style-name="MP1" draw:layer="backgroundobjects" svg:width="25.5cm" svg:height="2.5cm" svg:x="0cm" svg:y="0cm">
        <text:p/>
      </draw:rect>
      <draw:frame presentation:style-name="Mpr6" draw:text-style-name="MP3" draw:layer="backgroundobjects" svg:width="24.5cm" svg:height="1.5cm" svg:x="0.5cm" svg:y="1cm" presentation:class="title">
        <draw:text-box>
          <text:p text:style-name="MP3">請按一下鼠標，編輯標題文的格式。</text:p>
        </draw:text-box>
      </draw:frame>
      <draw:rect draw:style-name="Mgr6" draw:text-style-name="MP1" draw:layer="backgroundobjects" svg:width="25.5cm" svg:height="18cm" svg:x="0cm" svg:y="2.6cm">
        <text:p/>
      </draw:rect>
      <draw:frame presentation:style-name="Mpr7" draw:text-style-name="MP14" draw:layer="backgroundobjects" svg:width="23cm" svg:height="16cm" svg:x="1cm" svg:y="4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Mgr7" draw:text-style-name="MP16" draw:layer="backgroundobjects" svg:width="1.5cm" svg:height="1.5cm" svg:x="26.1cm" svg:y="19cm">
        <text:p text:style-name="MP15"><text:span text:style-name="MT7"><text:page-number>&lt;Nummer&gt;</text:page-number></text:span></text:p>
      </draw:circle>
      <draw:frame draw:style-name="Mgr8" draw:text-style-name="MP11" draw:layer="backgroundobjects" svg:width="6.979cm" svg:height="0.319cm" svg:x="18.8cm" svg:y="20.646cm">
        <draw:text-box>
          <text:p text:style-name="MP10"><text:span text:style-name="MT6">Slide Design by Chih-Hao Tsai <text:s text:c="2"/>http://www.chtsai.org</text:span></text:p>
        </draw:text-box>
      </draw:frame>
      <draw:line presentation:style-name="Mpr8" draw:text-style-name="MP1" draw:layer="backgroundobjects" svg:x1="0cm" svg:y1="2.6cm" svg:x2="25.5cm" svg:y2="2.6cm">
        <text:p/>
      </draw:line>
      <draw:frame draw:style-name="Mgr8" draw:text-style-name="MP11" draw:layer="backgroundobjects" svg:width="6.32cm" svg:height="0.319cm" svg:x="0.8cm" svg:y="20.646cm">
        <draw:text-box>
          <text:p text:style-name="MP10"><text:span text:style-name="MT6">Copyright © Joachim Faulhaber 2009</text:span></text:p>
        </draw:text-box>
      </draw:fram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15$Build-9379</meta:generator>
    <meta:creation-date>2009-04-09T22:36:56.85</meta:creation-date>
    <dc:language>en-US</dc:language>
    <meta:editing-cycles>132</meta:editing-cycles>
    <meta:editing-duration>PT62H11M57S</meta:editing-duration>
    <meta:initial-creator>Joachim Faulhaber</meta:initial-creator>
    <dc:date>2009-05-10T18:33:14.64</dc:date>
    <dc:creator>Joachim Faulhaber</dc:creator>
    <meta:document-statistic meta:object-count="200"/>
    <meta:user-defined meta:name="Info 1"/>
    <meta:user-defined meta:name="Info 2"/>
    <meta:user-defined meta:name="Info 3"/>
    <meta:user-defined meta:name="Info 4"/>
  </office:meta>
</office:document-meta>
</file>